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7/meta.xml" manifest:media-type="text/xml"/>
  <manifest:file-entry manifest:full-path="Object 17/content.xml" manifest:media-type="text/xml"/>
  <manifest:file-entry manifest:full-path="Object 17/styles.xml" manifest:media-type="text/xml"/>
  <manifest:file-entry manifest:full-path="Object 17/" manifest:media-type="application/vnd.oasis.opendocument.chart"/>
  <manifest:file-entry manifest:full-path="Object 18/meta.xml" manifest:media-type="text/xml"/>
  <manifest:file-entry manifest:full-path="Object 18/content.xml" manifest:media-type="text/xml"/>
  <manifest:file-entry manifest:full-path="Object 18/styles.xml" manifest:media-type="text/xml"/>
  <manifest:file-entry manifest:full-path="Object 18/" manifest:media-type="application/vnd.oasis.opendocument.chart"/>
  <manifest:file-entry manifest:full-path="Object 19/meta.xml" manifest:media-type="text/xml"/>
  <manifest:file-entry manifest:full-path="Object 19/content.xml" manifest:media-type="text/xml"/>
  <manifest:file-entry manifest:full-path="Object 19/styles.xml" manifest:media-type="text/xml"/>
  <manifest:file-entry manifest:full-path="Object 19/" manifest:media-type="application/vnd.oasis.opendocument.chart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20/meta.xml" manifest:media-type="text/xml"/>
  <manifest:file-entry manifest:full-path="Object 20/content.xml" manifest:media-type="text/xml"/>
  <manifest:file-entry manifest:full-path="Object 20/styles.xml" manifest:media-type="text/xml"/>
  <manifest:file-entry manifest:full-path="Object 20/" manifest:media-type="application/vnd.oasis.opendocument.chart"/>
  <manifest:file-entry manifest:full-path="Object 21/meta.xml" manifest:media-type="text/xml"/>
  <manifest:file-entry manifest:full-path="Object 21/content.xml" manifest:media-type="text/xml"/>
  <manifest:file-entry manifest:full-path="Object 21/styles.xml" manifest:media-type="text/xml"/>
  <manifest:file-entry manifest:full-path="Object 21/" manifest:media-type="application/vnd.oasis.opendocument.chart"/>
  <manifest:file-entry manifest:full-path="Object 22/meta.xml" manifest:media-type="text/xml"/>
  <manifest:file-entry manifest:full-path="Object 22/content.xml" manifest:media-type="text/xml"/>
  <manifest:file-entry manifest:full-path="Object 22/styles.xml" manifest:media-type="text/xml"/>
  <manifest:file-entry manifest:full-path="Object 22/" manifest:media-type="application/vnd.oasis.opendocument.chart"/>
  <manifest:file-entry manifest:full-path="content.xml" manifest:media-type="text/xml"/>
  <manifest:file-entry manifest:full-path="Object 23/meta.xml" manifest:media-type="text/xml"/>
  <manifest:file-entry manifest:full-path="Object 23/content.xml" manifest:media-type="text/xml"/>
  <manifest:file-entry manifest:full-path="Object 23/styles.xml" manifest:media-type="text/xml"/>
  <manifest:file-entry manifest:full-path="Object 23/" manifest:media-type="application/vnd.oasis.opendocument.chart"/>
  <manifest:file-entry manifest:full-path="Object 24/meta.xml" manifest:media-type="text/xml"/>
  <manifest:file-entry manifest:full-path="Object 24/content.xml" manifest:media-type="text/xml"/>
  <manifest:file-entry manifest:full-path="Object 24/styles.xml" manifest:media-type="text/xml"/>
  <manifest:file-entry manifest:full-path="Object 24/" manifest:media-type="application/vnd.oasis.opendocument.chart"/>
  <manifest:file-entry manifest:full-path="Object 25/meta.xml" manifest:media-type="text/xml"/>
  <manifest:file-entry manifest:full-path="Object 25/content.xml" manifest:media-type="text/xml"/>
  <manifest:file-entry manifest:full-path="Object 25/styles.xml" manifest:media-type="text/xml"/>
  <manifest:file-entry manifest:full-path="Object 25/" manifest:media-type="application/vnd.oasis.opendocument.chart"/>
  <manifest:file-entry manifest:full-path="Object 26/meta.xml" manifest:media-type="text/xml"/>
  <manifest:file-entry manifest:full-path="Object 26/content.xml" manifest:media-type="text/xml"/>
  <manifest:file-entry manifest:full-path="Object 26/styles.xml" manifest:media-type="text/xml"/>
  <manifest:file-entry manifest:full-path="Object 26/" manifest:media-type="application/vnd.oasis.opendocument.chart"/>
  <manifest:file-entry manifest:full-path="Thumbnails/thumbnail.png" manifest:media-type="image/png"/>
  <manifest:file-entry manifest:full-path="Object 27/meta.xml" manifest:media-type="text/xml"/>
  <manifest:file-entry manifest:full-path="Object 27/content.xml" manifest:media-type="text/xml"/>
  <manifest:file-entry manifest:full-path="Object 27/styles.xml" manifest:media-type="text/xml"/>
  <manifest:file-entry manifest:full-path="Object 27/" manifest:media-type="application/vnd.oasis.opendocument.chart"/>
  <manifest:file-entry manifest:full-path="styles.xml" manifest:media-type="text/xml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3/meta.xml" manifest:media-type="text/xml"/>
  <manifest:file-entry manifest:full-path="Object 3/content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11/meta.xml" manifest:media-type="text/xml"/>
  <manifest:file-entry manifest:full-path="Object 11/content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Object 4/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2/meta.xml" manifest:media-type="text/xml"/>
  <manifest:file-entry manifest:full-path="Object 12/content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5/meta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3/meta.xml" manifest:media-type="text/xml"/>
  <manifest:file-entry manifest:full-path="Object 13/content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4/meta.xml" manifest:media-type="text/xml"/>
  <manifest:file-entry manifest:full-path="Object 14/content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7/meta.xml" manifest:media-type="text/xml"/>
  <manifest:file-entry manifest:full-path="Object 7/content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15/meta.xml" manifest:media-type="text/xml"/>
  <manifest:file-entry manifest:full-path="Object 15/content.xml" manifest:media-type="text/xml"/>
  <manifest:file-entry manifest:full-path="Object 15/styles.xml" manifest:media-type="text/xml"/>
  <manifest:file-entry manifest:full-path="Object 15/" manifest:media-type="application/vnd.oasis.opendocument.chart"/>
  <manifest:file-entry manifest:full-path="Object 8/meta.xml" manifest:media-type="text/xml"/>
  <manifest:file-entry manifest:full-path="Object 8/content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Object 16/meta.xml" manifest:media-type="text/xml"/>
  <manifest:file-entry manifest:full-path="Object 16/content.xml" manifest:media-type="text/xml"/>
  <manifest:file-entry manifest:full-path="Object 16/styles.xml" manifest:media-type="text/xml"/>
  <manifest:file-entry manifest:full-path="Object 16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316cm"/>
    </style:style>
    <style:style style:name="co4" style:family="table-column">
      <style:table-column-properties fo:break-before="auto" style:column-width="2.68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shapes>
          <draw:frame draw:z-index="0" draw:style-name="gr1" draw:text-style-name="P1" svg:width="16.003cm" svg:height="8.987cm" svg:x="26.596cm" svg:y="0.747cm">
            <draw:object draw:notify-on-update-of-ranges="Sheet1.H5:Sheet1.H6 Sheet1.I5:Sheet1.I6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6.003cm" svg:height="8.987cm" svg:x="26.931cm" svg:y="10.746cm">
            <draw:object draw:notify-on-update-of-ranges="Sheet1.H9:Sheet1.H10 Sheet1.I9:Sheet1.I10"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16.002cm" svg:height="8.987cm" svg:x="43.91cm" svg:y="10.906cm">
            <draw:object draw:notify-on-update-of-ranges="Sheet1.H12:Sheet1.H13 Sheet1.I12:Sheet1.I13" xlink:href="./Object 3" xlink:type="simple" xlink:show="embed" xlink:actuate="onLoad"/>
            <draw:image xlink:href="./ObjectReplacements/Object 3" xlink:type="simple" xlink:show="embed" xlink:actuate="onLoad"/>
          </draw:frame>
          <draw:frame draw:z-index="3" draw:style-name="gr1" draw:text-style-name="P1" svg:width="15.999cm" svg:height="8.999cm" svg:x="27.064cm" svg:y="20.632cm">
            <draw:object draw:notify-on-update-of-ranges="Sheet1.H15:Sheet1.H16 Sheet1.I15:Sheet1.I16" xlink:href="./Object 4" xlink:type="simple" xlink:show="embed" xlink:actuate="onLoad"/>
            <draw:image xlink:href="./ObjectReplacements/Object 4" xlink:type="simple" xlink:show="embed" xlink:actuate="onLoad"/>
          </draw:frame>
          <draw:frame draw:z-index="4" draw:style-name="gr1" draw:text-style-name="P1" svg:width="15.999cm" svg:height="8.999cm" svg:x="43.625cm" svg:y="20.739cm">
            <draw:object draw:notify-on-update-of-ranges="Sheet1.H18:Sheet1.H19 Sheet1.I18:Sheet1.I19" xlink:href="./Object 5" xlink:type="simple" xlink:show="embed" xlink:actuate="onLoad"/>
            <draw:image xlink:href="./ObjectReplacements/Object 5" xlink:type="simple" xlink:show="embed" xlink:actuate="onLoad"/>
          </draw:frame>
          <draw:frame draw:z-index="5" draw:style-name="gr1" draw:text-style-name="P1" svg:width="15.999cm" svg:height="8.999cm" svg:x="27.315cm" svg:y="31.004cm">
            <draw:object draw:notify-on-update-of-ranges="Sheet1.H22:Sheet1.H23 Sheet1.I22:Sheet1.I23" xlink:href="./Object 6" xlink:type="simple" xlink:show="embed" xlink:actuate="onLoad"/>
            <draw:image xlink:href="./ObjectReplacements/Object 6" xlink:type="simple" xlink:show="embed" xlink:actuate="onLoad"/>
          </draw:frame>
          <draw:frame draw:z-index="6" draw:style-name="gr1" draw:text-style-name="P1" svg:width="15.999cm" svg:height="8.999cm" svg:x="43.903cm" svg:y="31.032cm">
            <draw:object draw:notify-on-update-of-ranges="Sheet1.H25:Sheet1.H26 Sheet1.I25:Sheet1.I26" xlink:href="./Object 7" xlink:type="simple" xlink:show="embed" xlink:actuate="onLoad"/>
            <draw:image xlink:href="./ObjectReplacements/Object 7" xlink:type="simple" xlink:show="embed" xlink:actuate="onLoad"/>
          </draw:frame>
          <draw:frame draw:z-index="7" draw:style-name="gr1" draw:text-style-name="P1" svg:width="15.999cm" svg:height="8.999cm" svg:x="5.99cm" svg:y="33.538cm">
            <draw:object draw:notify-on-update-of-ranges="Sheet1.C40:Sheet1.C42 Sheet1.D40:Sheet1.D42" xlink:href="./Object 8" xlink:type="simple" xlink:show="embed" xlink:actuate="onLoad"/>
            <draw:image xlink:href="./ObjectReplacements/Object 8" xlink:type="simple" xlink:show="embed" xlink:actuate="onLoad"/>
          </draw:frame>
          <draw:frame draw:z-index="8" draw:style-name="gr1" draw:text-style-name="P1" svg:width="15.999cm" svg:height="8.999cm" svg:x="26.45cm" svg:y="41.991cm">
            <draw:object draw:notify-on-update-of-ranges="Sheet1.H64:Sheet1.H67 Sheet1.I64:Sheet1.I67" xlink:href="./Object 10" xlink:type="simple" xlink:show="embed" xlink:actuate="onLoad"/>
            <draw:image xlink:href="./ObjectReplacements/Object 10" xlink:type="simple" xlink:show="embed" xlink:actuate="onLoad"/>
          </draw:frame>
          <draw:frame draw:z-index="9" draw:style-name="gr1" draw:text-style-name="P1" svg:width="16.002cm" svg:height="8.986cm" svg:x="6.078cm" svg:y="43.466cm">
            <draw:object draw:notify-on-update-of-ranges="Sheet1.C43:Sheet1.C45 Sheet1.D43:Sheet1.D45" xlink:href="./Object 9" xlink:type="simple" xlink:show="embed" xlink:actuate="onLoad"/>
            <draw:image xlink:href="./ObjectReplacements/Object 9" xlink:type="simple" xlink:show="embed" xlink:actuate="onLoad"/>
          </draw:frame>
          <draw:frame draw:z-index="10" draw:style-name="gr1" draw:text-style-name="P1" svg:width="15.999cm" svg:height="8.999cm" svg:x="6.241cm" svg:y="54.178cm">
            <draw:object draw:notify-on-update-of-ranges="Sheet1.C46:Sheet1.C48 Sheet1.D46:Sheet1.D48" xlink:href="./Object 11" xlink:type="simple" xlink:show="embed" xlink:actuate="onLoad"/>
            <draw:image xlink:href="./ObjectReplacements/Object 11" xlink:type="simple" xlink:show="embed" xlink:actuate="onLoad"/>
          </draw:frame>
          <draw:frame draw:z-index="11" draw:style-name="gr1" draw:text-style-name="P1" svg:width="15.999cm" svg:height="8.999cm" svg:x="6.491cm" svg:y="64.552cm">
            <draw:object draw:notify-on-update-of-ranges="Sheet1.C49:Sheet1.C51 Sheet1.D49:Sheet1.D51" xlink:href="./Object 12" xlink:type="simple" xlink:show="embed" xlink:actuate="onLoad"/>
            <draw:image xlink:href="./ObjectReplacements/Object 12" xlink:type="simple" xlink:show="embed" xlink:actuate="onLoad"/>
          </draw:frame>
          <draw:frame draw:z-index="12" draw:style-name="gr1" draw:text-style-name="P1" svg:width="15.999cm" svg:height="8.999cm" svg:x="6.602cm" svg:y="74.579cm">
            <draw:object draw:notify-on-update-of-ranges="Sheet1.C52:Sheet1.C54 Sheet1.D52:Sheet1.D54" xlink:href="./Object 13" xlink:type="simple" xlink:show="embed" xlink:actuate="onLoad"/>
            <draw:image xlink:href="./ObjectReplacements/Object 13" xlink:type="simple" xlink:show="embed" xlink:actuate="onLoad"/>
          </draw:frame>
          <draw:frame draw:z-index="13" draw:style-name="gr1" draw:text-style-name="P1" svg:width="15.999cm" svg:height="8.999cm" svg:x="6.546cm" svg:y="84.098cm">
            <draw:object draw:notify-on-update-of-ranges="Sheet1.C55:Sheet1.C57 Sheet1.D55:Sheet1.D57" xlink:href="./Object 14" xlink:type="simple" xlink:show="embed" xlink:actuate="onLoad"/>
            <draw:image xlink:href="./ObjectReplacements/Object 14" xlink:type="simple" xlink:show="embed" xlink:actuate="onLoad"/>
          </draw:frame>
          <draw:frame draw:z-index="14" draw:style-name="gr1" draw:text-style-name="P1" svg:width="15.999cm" svg:height="8.999cm" svg:x="6.965cm" svg:y="95.056cm">
            <draw:object draw:notify-on-update-of-ranges="Sheet1.C58:Sheet1.C60 Sheet1.D58:Sheet1.D60" xlink:href="./Object 15" xlink:type="simple" xlink:show="embed" xlink:actuate="onLoad"/>
            <draw:image xlink:href="./ObjectReplacements/Object 15" xlink:type="simple" xlink:show="embed" xlink:actuate="onLoad"/>
          </draw:frame>
          <draw:frame draw:z-index="15" draw:style-name="gr1" draw:text-style-name="P1" svg:width="15.999cm" svg:height="8.999cm" svg:x="24.138cm" svg:y="53.831cm">
            <draw:object draw:notify-on-update-of-ranges="Sheet1.C40:Sheet1.C42 Sheet1.E40:Sheet1.E42" xlink:href="./Object 16" xlink:type="simple" xlink:show="embed" xlink:actuate="onLoad"/>
            <draw:image xlink:href="./ObjectReplacements/Object 16" xlink:type="simple" xlink:show="embed" xlink:actuate="onLoad"/>
          </draw:frame>
          <draw:frame draw:z-index="16" draw:style-name="gr1" draw:text-style-name="P1" svg:width="15.999cm" svg:height="8.999cm" svg:x="25.114cm" svg:y="63.618cm">
            <draw:object draw:notify-on-update-of-ranges="Sheet1.C43:Sheet1.C45 Sheet1.E43:Sheet1.E45" xlink:href="./Object 17" xlink:type="simple" xlink:show="embed" xlink:actuate="onLoad"/>
            <draw:image xlink:href="./ObjectReplacements/Object 17" xlink:type="simple" xlink:show="embed" xlink:actuate="onLoad"/>
          </draw:frame>
          <draw:frame draw:z-index="17" draw:style-name="gr1" draw:text-style-name="P1" svg:width="15.999cm" svg:height="8.999cm" svg:x="43.039cm" svg:y="54.365cm">
            <draw:object draw:notify-on-update-of-ranges="Sheet1.C46:Sheet1.C48 Sheet1.E46:Sheet1.E48" xlink:href="./Object 18" xlink:type="simple" xlink:show="embed" xlink:actuate="onLoad"/>
            <draw:image xlink:href="./ObjectReplacements/Object 18" xlink:type="simple" xlink:show="embed" xlink:actuate="onLoad"/>
          </draw:frame>
          <draw:frame draw:z-index="18" draw:style-name="gr1" draw:text-style-name="P1" svg:width="15.999cm" svg:height="8.999cm" svg:x="26.145cm" svg:y="74.578cm">
            <draw:object draw:notify-on-update-of-ranges="Sheet1.C49:Sheet1.C51 Sheet1.E49:Sheet1.E51" xlink:href="./Object 19" xlink:type="simple" xlink:show="embed" xlink:actuate="onLoad"/>
            <draw:image xlink:href="./ObjectReplacements/Object 19" xlink:type="simple" xlink:show="embed" xlink:actuate="onLoad"/>
          </draw:frame>
          <draw:frame draw:z-index="19" draw:style-name="gr1" draw:text-style-name="P1" svg:width="15.999cm" svg:height="8.999cm" svg:x="25.811cm" svg:y="84.497cm">
            <draw:object draw:notify-on-update-of-ranges="Sheet1.C52:Sheet1.C54 Sheet1.E52:Sheet1.E54" xlink:href="./Object 20" xlink:type="simple" xlink:show="embed" xlink:actuate="onLoad"/>
            <draw:image xlink:href="./ObjectReplacements/Object 20" xlink:type="simple" xlink:show="embed" xlink:actuate="onLoad"/>
          </draw:frame>
          <draw:frame draw:z-index="20" draw:style-name="gr1" draw:text-style-name="P1" svg:width="15.999cm" svg:height="8.999cm" svg:x="25.979cm" svg:y="94.766cm">
            <draw:object draw:notify-on-update-of-ranges="Sheet1.C55:Sheet1.C57 Sheet1.E55:Sheet1.E57" xlink:href="./Object 21" xlink:type="simple" xlink:show="embed" xlink:actuate="onLoad"/>
            <draw:image xlink:href="./ObjectReplacements/Object 21" xlink:type="simple" xlink:show="embed" xlink:actuate="onLoad"/>
          </draw:frame>
          <draw:frame draw:z-index="21" draw:style-name="gr1" draw:text-style-name="P1" svg:width="15.999cm" svg:height="8.999cm" svg:x="24.891cm" svg:y="105.166cm">
            <draw:object draw:notify-on-update-of-ranges="Sheet1.C58:Sheet1.C60 Sheet1.E58:Sheet1.E60" xlink:href="./Object 22" xlink:type="simple" xlink:show="embed" xlink:actuate="onLoad"/>
            <draw:image xlink:href="./ObjectReplacements/Object 22" xlink:type="simple" xlink:show="embed" xlink:actuate="onLoad"/>
          </draw:frame>
          <draw:frame draw:z-index="22" draw:style-name="gr1" draw:text-style-name="P1" svg:width="16.001cm" svg:height="8.987cm" svg:x="68.969cm" svg:y="60.931cm">
            <draw:object draw:notify-on-update-of-ranges="Sheet1.Z145:Sheet1.Z145 Sheet1.Z149:Sheet1.Z149 Sheet1.Z153:Sheet1.Z153 Sheet1.Z157:Sheet1.Z157 Sheet1.Z161:Sheet1.Z161 Sheet1.Z165:Sheet1.Z165 Sheet1.Z169:Sheet1.Z169 Sheet1.AA145:Sheet1.AA145 Sheet1.AA149:Sheet1.AA149 Sheet1.AA153:Sheet1.AA153 Sheet1.AA157:Sheet1.AA157 Sheet1.AA161:Sheet1.AA161 Sheet1.AA165:Sheet1.AA165 Sheet1.AA169:Sheet1.AA169" xlink:href="./Object 23" xlink:type="simple" xlink:show="embed" xlink:actuate="onLoad"/>
            <draw:image xlink:href="./ObjectReplacements/Object 23" xlink:type="simple" xlink:show="embed" xlink:actuate="onLoad"/>
          </draw:frame>
          <draw:frame draw:z-index="23" draw:style-name="gr1" draw:text-style-name="P1" svg:width="16.001cm" svg:height="8.986cm" svg:x="69.276cm" svg:y="71.091cm">
            <draw:object draw:notify-on-update-of-ranges="Sheet1.Z146:Sheet1.Z146 Sheet1.Z150:Sheet1.Z150 Sheet1.Z154:Sheet1.Z154 Sheet1.Z158:Sheet1.Z158 Sheet1.Z162:Sheet1.Z162 Sheet1.Z166:Sheet1.Z166 Sheet1.Z170:Sheet1.Z170 Sheet1.AA146:Sheet1.AA146 Sheet1.AA150:Sheet1.AA150 Sheet1.AA154:Sheet1.AA154 Sheet1.AA158:Sheet1.AA158 Sheet1.AA162:Sheet1.AA162 Sheet1.AA166:Sheet1.AA166 Sheet1.AA170:Sheet1.AA170" xlink:href="./Object 24" xlink:type="simple" xlink:show="embed" xlink:actuate="onLoad"/>
            <draw:image xlink:href="./ObjectReplacements/Object 24" xlink:type="simple" xlink:show="embed" xlink:actuate="onLoad"/>
          </draw:frame>
          <draw:frame draw:z-index="24" draw:style-name="gr1" draw:text-style-name="P1" svg:width="16.002cm" svg:height="8.986cm" svg:x="69.833cm" svg:y="81.25cm">
            <draw:object draw:notify-on-update-of-ranges="Sheet1.Z147:Sheet1.Z147 Sheet1.Z151:Sheet1.Z151 Sheet1.Z155:Sheet1.Z155 Sheet1.Z159:Sheet1.Z159 Sheet1.Z163:Sheet1.Z163 Sheet1.Z167:Sheet1.Z167 Sheet1.Z171:Sheet1.Z171 Sheet1.AA147:Sheet1.AA147 Sheet1.AA151:Sheet1.AA151 Sheet1.AA155:Sheet1.AA155 Sheet1.AA159:Sheet1.AA159 Sheet1.AA163:Sheet1.AA163 Sheet1.AA167:Sheet1.AA167 Sheet1.AA171:Sheet1.AA171" xlink:href="./Object 25" xlink:type="simple" xlink:show="embed" xlink:actuate="onLoad"/>
            <draw:image xlink:href="./ObjectReplacements/Object 25" xlink:type="simple" xlink:show="embed" xlink:actuate="onLoad"/>
          </draw:frame>
          <draw:frame draw:z-index="25" draw:style-name="gr1" draw:text-style-name="P1" svg:width="16.002cm" svg:height="8.986cm" svg:x="67.63cm" svg:y="91.917cm">
            <draw:object draw:notify-on-update-of-ranges="Sheet1.Z148:Sheet1.Z148 Sheet1.Z152:Sheet1.Z152 Sheet1.Z156:Sheet1.Z156 Sheet1.Z160:Sheet1.Z160 Sheet1.Z164:Sheet1.Z164 Sheet1.Z168:Sheet1.Z168 Sheet1.Z172:Sheet1.Z172 Sheet1.AA148:Sheet1.AA148 Sheet1.AA152:Sheet1.AA152 Sheet1.AA156:Sheet1.AA156 Sheet1.AA160:Sheet1.AA160 Sheet1.AA164:Sheet1.AA164 Sheet1.AA168:Sheet1.AA168 Sheet1.AA172:Sheet1.AA172" xlink:href="./Object 26" xlink:type="simple" xlink:show="embed" xlink:actuate="onLoad"/>
            <draw:image xlink:href="./ObjectReplacements/Object 26" xlink:type="simple" xlink:show="embed" xlink:actuate="onLoad"/>
          </draw:frame>
          <draw:frame draw:z-index="26" draw:style-name="gr1" draw:text-style-name="P1" svg:width="15.999cm" svg:height="8.999cm" svg:x="3.843cm" svg:y="109.857cm">
            <draw:object draw:notify-on-update-of-ranges="Sheet1.D236:Sheet1.D238 Sheet1.E236:Sheet1.E238" xlink:href="./Object 27" xlink:type="simple" xlink:show="embed" xlink:actuate="onLoad"/>
            <draw:image xlink:href="./ObjectReplacements/Object 27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22" table:default-cell-style-name="Default"/>
        <table:table-column table:style-name="co4" table:default-cell-style-name="Default"/>
        <table:table-row table:style-name="ro1" table:number-rows-repeated="4">
          <table:table-cell table:number-columns-repeated="27"/>
        </table:table-row>
        <table:table-row table:style-name="ro1">
          <table:table-cell/>
          <table:table-cell office:value-type="string">
            <text:p>Javan arraylistin suoritukseen kului 18322ms</text:p>
          </table:table-cell>
          <table:table-cell table:number-columns-repeated="5"/>
          <table:table-cell office:value-type="string">
            <text:p>Java: ArrayList.add()</text:p>
          </table:table-cell>
          <table:table-cell office:value-type="float" office:value="18322">
            <text:p>18322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Oman arraylistin suoritukseen kului 14545ms</text:p>
          </table:table-cell>
          <table:table-cell table:number-columns-repeated="5"/>
          <table:table-cell office:value-type="string">
            <text:p>Oma: ArrayList.add()</text:p>
          </table:table-cell>
          <table:table-cell office:value-type="float" office:value="14545">
            <text:p>14545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ut-vertailu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String: Javan hashmapin suoritukseen kului 20263ms</text:p>
          </table:table-cell>
          <table:table-cell table:number-columns-repeated="5"/>
          <table:table-cell office:value-type="string">
            <text:p>string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String: Oman hashmapin suoritukseen kului 18290ms</text:p>
          </table:table-cell>
          <table:table-cell table:number-columns-repeated="5"/>
          <table:table-cell office:value-type="string">
            <text:p>Java: HashMap.put</text:p>
          </table:table-cell>
          <table:table-cell office:value-type="float" office:value="20263">
            <text:p>20263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Int: Javan hashmapin suoritukseen kului 5856ms</text:p>
          </table:table-cell>
          <table:table-cell table:number-columns-repeated="5"/>
          <table:table-cell office:value-type="string">
            <text:p>Oma: HashMap.put</text:p>
          </table:table-cell>
          <table:table-cell office:value-type="float" office:value="18290">
            <text:p>18290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Int: Oman hashmapin suoritukseen kului 8191ms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Get-vertailu</text:p>
          </table:table-cell>
          <table:table-cell table:number-columns-repeated="5"/>
          <table:table-cell office:value-type="string">
            <text:p>Java: HashMap.put</text:p>
          </table:table-cell>
          <table:table-cell office:value-type="float" office:value="5856">
            <text:p>5856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tring: Javan hashmapin suoritukseen kului 12292ms</text:p>
          </table:table-cell>
          <table:table-cell table:number-columns-repeated="5"/>
          <table:table-cell office:value-type="string">
            <text:p>Oma: HashMap.put</text:p>
          </table:table-cell>
          <table:table-cell office:value-type="float" office:value="8191">
            <text:p>8191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String: Oman hashmapin suoritukseen kului 9729ms</text:p>
          </table:table-cell>
          <table:table-cell table:number-columns-repeated="5"/>
          <table:table-cell office:value-type="string">
            <text:p>string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Int: Javan hashmapin suoritukseen kului 2926ms</text:p>
          </table:table-cell>
          <table:table-cell table:number-columns-repeated="5"/>
          <table:table-cell office:value-type="string">
            <text:p>Java: HashMap.get</text:p>
          </table:table-cell>
          <table:table-cell office:value-type="float" office:value="12292">
            <text:p>12292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Int: Oman hashmapin suoritukseen kului 1356ms</text:p>
          </table:table-cell>
          <table:table-cell table:number-columns-repeated="5"/>
          <table:table-cell office:value-type="string">
            <text:p>Oma: HashMap.get</text:p>
          </table:table-cell>
          <table:table-cell office:value-type="float" office:value="9729">
            <text:p>9729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ush</text:p>
          </table:table-cell>
          <table:table-cell table:number-columns-repeated="5"/>
          <table:table-cell office:value-type="string">
            <text:p>int</text:p>
          </table:table-cell>
          <table:table-cell table:number-columns-repeated="19"/>
        </table:table-row>
        <table:table-row table:style-name="ro1">
          <table:table-cell/>
          <table:table-cell office:value-type="string">
            <text:p>Int: Javan jonon suoritukseen kului 1841ms</text:p>
          </table:table-cell>
          <table:table-cell table:number-columns-repeated="5"/>
          <table:table-cell office:value-type="string">
            <text:p>Java: HashMap.get</text:p>
          </table:table-cell>
          <table:table-cell office:value-type="float" office:value="2926">
            <text:p>2926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Int: Oman jonon suoritukseen kului 16901ms</text:p>
          </table:table-cell>
          <table:table-cell table:number-columns-repeated="5"/>
          <table:table-cell office:value-type="string">
            <text:p>Oma: HashMap.get</text:p>
          </table:table-cell>
          <table:table-cell office:value-type="float" office:value="1356">
            <text:p>1356</text:p>
          </table:table-cell>
          <table:table-cell table:number-columns-repeated="18"/>
        </table:table-row>
        <table:table-row table:style-name="ro1">
          <table:table-cell/>
          <table:table-cell office:value-type="string">
            <text:p>Pop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nt: Javan jonon suoritukseen kului 16025ms</text:p>
          </table:table-cell>
          <table:table-cell table:number-columns-repeated="25"/>
        </table:table-row>
        <table:table-row table:style-name="ro1">
          <table:table-cell/>
          <table:table-cell office:value-type="string">
            <text:p>Int: Oman jonon suoritukseen kului 25898ms</text:p>
          </table:table-cell>
          <table:table-cell table:number-columns-repeated="5"/>
          <table:table-cell office:value-type="string">
            <text:p>Java: PriorityQueue.add()</text:p>
          </table:table-cell>
          <table:table-cell office:value-type="float" office:value="1841">
            <text:p>1841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Oma: PriorityQueue.add()</text:p>
          </table:table-cell>
          <table:table-cell office:value-type="float" office:value="16901">
            <text:p>16901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office:value-type="string">
            <text:p>Java: PriorityQueue.poll()</text:p>
          </table:table-cell>
          <table:table-cell office:value-type="float" office:value="16025">
            <text:p>16025</text:p>
          </table:table-cell>
          <table:table-cell table:number-columns-repeated="18"/>
        </table:table-row>
        <table:table-row table:style-name="ro1">
          <table:table-cell table:number-columns-repeated="7"/>
          <table:table-cell office:value-type="string">
            <text:p>Oma: PriorityQueue.poll()</text:p>
          </table:table-cell>
          <table:table-cell office:value-type="float" office:value="25898">
            <text:p>25898</text:p>
          </table:table-cell>
          <table:table-cell table:number-columns-repeated="18"/>
        </table:table-row>
        <table:table-row table:style-name="ro1" table:number-rows-repeated="10">
          <table:table-cell table:number-columns-repeated="27"/>
        </table:table-row>
        <table:table-row table:style-name="ro1">
          <table:table-cell/>
          <table:table-cell office:value-type="string">
            <text:p>Pakkaukset:</text:p>
          </table:table-cell>
          <table:table-cell table:number-columns-repeated="5"/>
          <table:table-cell office:value-type="string">
            <text:p>Purku</text:p>
          </table:table-cell>
          <table:table-cell table:number-columns-repeated="19"/>
        </table:table-row>
        <table:table-row table:style-name="ro1">
          <table:table-cell table:number-columns-repeated="27"/>
        </table:table-row>
        <table:table-row table:style-name="ro1">
          <table:table-cell office:value-type="string">
            <text:p>Tiedosto</text:p>
          </table:table-cell>
          <table:table-cell office:value-type="string">
            <text:p>koko (kt)</text:p>
          </table:table-cell>
          <table:table-cell office:value-type="string">
            <text:p>blokkikoko</text:p>
          </table:table-cell>
          <table:table-cell office:value-type="string">
            <text:p>Pakkaussuhde, %</text:p>
          </table:table-cell>
          <table:table-cell office:value-type="string">
            <text:p>aika (ms)</text:p>
          </table:table-cell>
          <table:table-cell office:value-type="string">
            <text:p>megatavua/s</text:p>
          </table:table-cell>
          <table:table-cell/>
          <table:table-cell office:value-type="string">
            <text:p>Tiedosto</text:p>
          </table:table-cell>
          <table:table-cell office:value-type="string">
            <text:p>blokkikoko</text:p>
          </table:table-cell>
          <table:table-cell office:value-type="string">
            <text:p>Aika (ms)</text:p>
          </table:table-cell>
          <table:table-cell office:value-type="string">
            <text:p>megatavua/s</text:p>
          </table:table-cell>
          <table:table-cell table:number-columns-repeated="16"/>
        </table:table-row>
        <table:table-row table:style-name="ro1">
          <table:table-cell office:value-type="string">
            <text:p>pieni.txt</text:p>
          </table:table-cell>
          <table:table-cell office:value-type="float" office:value="1.6">
            <text:p>1,6</text:p>
          </table:table-cell>
          <table:table-cell office:value-type="float" office:value="1">
            <text:p>1</text:p>
          </table:table-cell>
          <table:table-cell table:style-name="ce1" office:value-type="float" office:value="31.31">
            <text:p>31,31</text:p>
          </table:table-cell>
          <table:table-cell office:value-type="float" office:value="46">
            <text:p>46</text:p>
          </table:table-cell>
          <table:table-cell office:value-type="float" office:value="0.03">
            <text:p>0,03</text:p>
          </table:table-cell>
          <table:table-cell/>
          <table:table-cell office:value-type="string">
            <text:p>pieni.txt</text:p>
          </table:table-cell>
          <table:table-cell office:value-type="float" office:value="1">
            <text:p>1</text:p>
          </table:table-cell>
          <table:table-cell office:value-type="float" office:value="11">
            <text:p>11</text:p>
          </table:table-cell>
          <table:table-cell office:value-type="float" office:value="0.15">
            <text:p>0,15</text:p>
          </table:table-cell>
          <table:table-cell table:number-columns-repeated="16"/>
        </table:table-row>
        <table:table-row table:style-name="ro1">
          <table:table-cell office:value-type="string">
            <text:p>pieni.txt</text:p>
          </table:table-cell>
          <table:table-cell office:value-type="float" office:value="1.6">
            <text:p>1,6</text:p>
          </table:table-cell>
          <table:table-cell office:value-type="float" office:value="2">
            <text:p>2</text:p>
          </table:table-cell>
          <table:table-cell table:style-name="ce1" office:value-type="float" office:value="3.13">
            <text:p>3,13</text:p>
          </table:table-cell>
          <table:table-cell office:value-type="float" office:value="32">
            <text:p>32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pieni.txt</text:p>
          </table:table-cell>
          <table:table-cell office:value-type="float" office:value="2">
            <text:p>2</text:p>
          </table:table-cell>
          <table:table-cell office:value-type="float" office:value="10">
            <text:p>10</text:p>
          </table:table-cell>
          <table:table-cell office:value-type="float" office:value="0.11">
            <text:p>0,11</text:p>
          </table:table-cell>
          <table:table-cell table:number-columns-repeated="16"/>
        </table:table-row>
        <table:table-row table:style-name="ro1">
          <table:table-cell office:value-type="string">
            <text:p>pieni.txt</text:p>
          </table:table-cell>
          <table:table-cell office:value-type="float" office:value="1.6">
            <text:p>1,6</text:p>
          </table:table-cell>
          <table:table-cell office:value-type="float" office:value="4">
            <text:p>4</text:p>
          </table:table-cell>
          <table:table-cell table:style-name="ce1" office:value-type="float" office:value="-23.11">
            <text:p>-23,11</text:p>
          </table:table-cell>
          <table:table-cell office:value-type="float" office:value="29">
            <text:p>29</text:p>
          </table:table-cell>
          <table:table-cell office:value-type="float" office:value="0.05">
            <text:p>0,05</text:p>
          </table:table-cell>
          <table:table-cell/>
          <table:table-cell office:value-type="string">
            <text:p>pieni.txt</text:p>
          </table:table-cell>
          <table:table-cell office:value-type="float" office:value="4">
            <text:p>4</text:p>
          </table:table-cell>
          <table:table-cell office:value-type="float" office:value="8">
            <text:p>8</text:p>
          </table:table-cell>
          <table:table-cell office:value-type="float" office:value="0.18">
            <text:p>0,18</text:p>
          </table:table-cell>
          <table:table-cell table:number-columns-repeated="16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float" office:value="1">
            <text:p>1</text:p>
          </table:table-cell>
          <table:table-cell table:style-name="ce1" office:value-type="float" office:value="40.4">
            <text:p>40,4</text:p>
          </table:table-cell>
          <table:table-cell office:value-type="float" office:value="107">
            <text:p>107</text:p>
          </table:table-cell>
          <table:table-cell office:value-type="float" office:value="0.16">
            <text:p>0,16</text:p>
          </table:table-cell>
          <table:table-cell/>
          <table:table-cell office:value-type="string">
            <text:p>keskisuuri.tx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0.95">
            <text:p>0,95</text:p>
          </table:table-cell>
          <table:table-cell table:number-columns-repeated="16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float" office:value="2">
            <text:p>2</text:p>
          </table:table-cell>
          <table:table-cell table:style-name="ce1" office:value-type="float" office:value="37.95">
            <text:p>37,95</text:p>
          </table:table-cell>
          <table:table-cell office:value-type="float" office:value="129">
            <text:p>129</text:p>
          </table:table-cell>
          <table:table-cell office:value-type="float" office:value="0.14">
            <text:p>0,14</text:p>
          </table:table-cell>
          <table:table-cell/>
          <table:table-cell office:value-type="string">
            <text:p>keskisuuri.txt</text:p>
          </table:table-cell>
          <table:table-cell office:value-type="float" office:value="2">
            <text:p>2</text:p>
          </table:table-cell>
          <table:table-cell office:value-type="float" office:value="22">
            <text:p>22</text:p>
          </table:table-cell>
          <table:table-cell office:value-type="float" office:value="0.76">
            <text:p>0,76</text:p>
          </table:table-cell>
          <table:table-cell table:number-columns-repeated="16"/>
        </table:table-row>
        <table:table-row table:style-name="ro1">
          <table:table-cell office:value-type="string">
            <text:p>keskisuuri.txt</text:p>
          </table:table-cell>
          <table:table-cell office:value-type="float" office:value="17.7">
            <text:p>17,7</text:p>
          </table:table-cell>
          <table:table-cell office:value-type="float" office:value="4">
            <text:p>4</text:p>
          </table:table-cell>
          <table:table-cell office:value-type="float" office:value="-8.13">
            <text:p>-8,13</text:p>
          </table:table-cell>
          <table:table-cell office:value-type="float" office:value="117">
            <text:p>117</text:p>
          </table:table-cell>
          <table:table-cell office:value-type="float" office:value="0.018">
            <text:p>0,02</text:p>
          </table:table-cell>
          <table:table-cell/>
          <table:table-cell office:value-type="string">
            <text:p>keskisuuri.txt</text:p>
          </table:table-cell>
          <table:table-cell office:value-type="float" office:value="4">
            <text:p>4</text:p>
          </table:table-cell>
          <table:table-cell office:value-type="float" office:value="38">
            <text:p>38</text:p>
          </table:table-cell>
          <table:table-cell office:value-type="float" office:value="0.44">
            <text:p>0,44</text:p>
          </table:table-cell>
          <table:table-cell table:number-columns-repeated="16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float" office:value="1">
            <text:p>1</text:p>
          </table:table-cell>
          <table:table-cell office:value-type="float" office:value="41.8">
            <text:p>41,8</text:p>
          </table:table-cell>
          <table:table-cell office:value-type="float" office:value="154">
            <text:p>154</text:p>
          </table:table-cell>
          <table:table-cell office:value-type="float" office:value="0.46">
            <text:p>0,46</text:p>
          </table:table-cell>
          <table:table-cell/>
          <table:table-cell office:value-type="string">
            <text:p>loremipsum.txt</text:p>
          </table:table-cell>
          <table:table-cell office:value-type="float" office:value="1">
            <text:p>1</text:p>
          </table:table-cell>
          <table:table-cell office:value-type="float" office:value="40">
            <text:p>40</text:p>
          </table:table-cell>
          <table:table-cell office:value-type="float" office:value="1.8">
            <text:p>1,8</text:p>
          </table:table-cell>
          <table:table-cell table:number-columns-repeated="16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float" office:value="2">
            <text:p>2</text:p>
          </table:table-cell>
          <table:table-cell office:value-type="float" office:value="51.2">
            <text:p>51,2</text:p>
          </table:table-cell>
          <table:table-cell office:value-type="float" office:value="124">
            <text:p>124</text:p>
          </table:table-cell>
          <table:table-cell office:value-type="float" office:value="0.57">
            <text:p>0,57</text:p>
          </table:table-cell>
          <table:table-cell/>
          <table:table-cell office:value-type="string">
            <text:p>loremipsum.txt</text:p>
          </table:table-cell>
          <table:table-cell office:value-type="float" office:value="2">
            <text:p>2</text:p>
          </table:table-cell>
          <table:table-cell office:value-type="float" office:value="41">
            <text:p>41</text:p>
          </table:table-cell>
          <table:table-cell office:value-type="float" office:value="1.7">
            <text:p>1,7</text:p>
          </table:table-cell>
          <table:table-cell table:number-columns-repeated="16"/>
        </table:table-row>
        <table:table-row table:style-name="ro1">
          <table:table-cell office:value-type="string">
            <text:p>loremipsum.txt</text:p>
          </table:table-cell>
          <table:table-cell office:value-type="float" office:value="73.8">
            <text:p>73,8</text:p>
          </table:table-cell>
          <table:table-cell office:value-type="float" office:value="4">
            <text:p>4</text:p>
          </table:table-cell>
          <table:table-cell office:value-type="float" office:value="41.8">
            <text:p>41,8</text:p>
          </table:table-cell>
          <table:table-cell office:value-type="float" office:value="167">
            <text:p>167</text:p>
          </table:table-cell>
          <table:table-cell office:value-type="float" office:value="0.43">
            <text:p>0,43</text:p>
          </table:table-cell>
          <table:table-cell/>
          <table:table-cell office:value-type="string">
            <text:p>loremipsum.txt</text:p>
          </table:table-cell>
          <table:table-cell office:value-type="float" office:value="4">
            <text:p>4</text:p>
          </table:table-cell>
          <table:table-cell office:value-type="float" office:value="48">
            <text:p>48</text:p>
          </table:table-cell>
          <table:table-cell office:value-type="float" office:value="1.5">
            <text:p>1,5</text:p>
          </table:table-cell>
          <table:table-cell table:number-columns-repeated="16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float" office:value="1">
            <text:p>1</text:p>
          </table:table-cell>
          <table:table-cell office:value-type="float" office:value="40.51">
            <text:p>40,51</text:p>
          </table:table-cell>
          <table:table-cell office:value-type="float" office:value="803">
            <text:p>803</text:p>
          </table:table-cell>
          <table:table-cell office:value-type="float" office:value="3.6">
            <text:p>3,6</text:p>
          </table:table-cell>
          <table:table-cell/>
          <table:table-cell office:value-type="string">
            <text:p>suuri.xml</text:p>
          </table:table-cell>
          <table:table-cell office:value-type="float" office:value="1">
            <text:p>1</text:p>
          </table:table-cell>
          <table:table-cell office:value-type="float" office:value="476">
            <text:p>476</text:p>
          </table:table-cell>
          <table:table-cell office:value-type="float" office:value="6">
            <text:p>6</text:p>
          </table:table-cell>
          <table:table-cell table:number-columns-repeated="16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float" office:value="2">
            <text:p>2</text:p>
          </table:table-cell>
          <table:table-cell office:value-type="float" office:value="59.4">
            <text:p>59,4</text:p>
          </table:table-cell>
          <table:table-cell office:value-type="float" office:value="535">
            <text:p>535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suuri.xml</text:p>
          </table:table-cell>
          <table:table-cell office:value-type="float" office:value="2">
            <text:p>2</text:p>
          </table:table-cell>
          <table:table-cell office:value-type="float" office:value="304">
            <text:p>304</text:p>
          </table:table-cell>
          <table:table-cell office:value-type="float" office:value="9.5">
            <text:p>9,5</text:p>
          </table:table-cell>
          <table:table-cell table:number-columns-repeated="16"/>
        </table:table-row>
        <table:table-row table:style-name="ro1">
          <table:table-cell office:value-type="string">
            <text:p>suuri.xml</text:p>
          </table:table-cell>
          <table:table-cell office:value-type="float" office:value="2945">
            <text:p>2945</text:p>
          </table:table-cell>
          <table:table-cell office:value-type="float" office:value="4">
            <text:p>4</text:p>
          </table:table-cell>
          <table:table-cell office:value-type="float" office:value="76.9">
            <text:p>76,9</text:p>
          </table:table-cell>
          <table:table-cell office:value-type="float" office:value="399">
            <text:p>399</text:p>
          </table:table-cell>
          <table:table-cell office:value-type="float" office:value="7.2">
            <text:p>7,2</text:p>
          </table:table-cell>
          <table:table-cell/>
          <table:table-cell office:value-type="string">
            <text:p>suuri.xml</text:p>
          </table:table-cell>
          <table:table-cell office:value-type="float" office:value="4">
            <text:p>4</text:p>
          </table:table-cell>
          <table:table-cell office:value-type="float" office:value="268">
            <text:p>268</text:p>
          </table:table-cell>
          <table:table-cell office:value-type="float" office:value="10.7">
            <text:p>10,7</text:p>
          </table:table-cell>
          <table:table-cell table:number-columns-repeated="16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float" office:value="1">
            <text:p>1</text:p>
          </table:table-cell>
          <table:table-cell office:value-type="float" office:value="20.1">
            <text:p>20,1</text:p>
          </table:table-cell>
          <table:table-cell office:value-type="float" office:value="1772">
            <text:p>1772</text:p>
          </table:table-cell>
          <table:table-cell office:value-type="float" office:value="3.9">
            <text:p>3,9</text:p>
          </table:table-cell>
          <table:table-cell/>
          <table:table-cell office:value-type="string">
            <text:p>kuva.BMP</text:p>
          </table:table-cell>
          <table:table-cell office:value-type="float" office:value="1">
            <text:p>1</text:p>
          </table:table-cell>
          <table:table-cell office:value-type="float" office:value="1221">
            <text:p>1221</text:p>
          </table:table-cell>
          <table:table-cell office:value-type="float" office:value="5.5">
            <text:p>5,5</text:p>
          </table:table-cell>
          <table:table-cell table:number-columns-repeated="16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float" office:value="2">
            <text:p>2</text:p>
          </table:table-cell>
          <table:table-cell office:value-type="float" office:value="30">
            <text:p>30</text:p>
          </table:table-cell>
          <table:table-cell office:value-type="float" office:value="2059">
            <text:p>2059</text:p>
          </table:table-cell>
          <table:table-cell office:value-type="float" office:value="4.7">
            <text:p>4,7</text:p>
          </table:table-cell>
          <table:table-cell/>
          <table:table-cell office:value-type="string">
            <text:p>kuva.BMP</text:p>
          </table:table-cell>
          <table:table-cell office:value-type="float" office:value="2">
            <text:p>2</text:p>
          </table:table-cell>
          <table:table-cell office:value-type="float" office:value="1448">
            <text:p>1448</text:p>
          </table:table-cell>
          <table:table-cell office:value-type="float" office:value="4.6">
            <text:p>4,6</text:p>
          </table:table-cell>
          <table:table-cell table:number-columns-repeated="16"/>
        </table:table-row>
        <table:table-row table:style-name="ro1">
          <table:table-cell office:value-type="string">
            <text:p>kuva.BMP</text:p>
          </table:table-cell>
          <table:table-cell office:value-type="float" office:value="6890">
            <text:p>6890</text:p>
          </table:table-cell>
          <table:table-cell office:value-type="float" office:value="4">
            <text:p>4</text:p>
          </table:table-cell>
          <table:table-cell table:style-name="ce1" office:value-type="float" office:value="15.6">
            <text:p>15,6</text:p>
          </table:table-cell>
          <table:table-cell office:value-type="float" office:value="4498">
            <text:p>4498</text:p>
          </table:table-cell>
          <table:table-cell office:value-type="float" office:value="1.5">
            <text:p>1,5</text:p>
          </table:table-cell>
          <table:table-cell/>
          <table:table-cell office:value-type="string">
            <text:p>kuva.BMP</text:p>
          </table:table-cell>
          <table:table-cell office:value-type="float" office:value="4">
            <text:p>4</text:p>
          </table:table-cell>
          <table:table-cell office:value-type="float" office:value="2393">
            <text:p>2393</text:p>
          </table:table-cell>
          <table:table-cell office:value-type="float" office:value="2.8">
            <text:p>2,8</text:p>
          </table:table-cell>
          <table:table-cell table:number-columns-repeated="16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float" office:value="1">
            <text:p>1</text:p>
          </table:table-cell>
          <table:table-cell office:value-type="float" office:value="0.32">
            <text:p>0,32</text:p>
          </table:table-cell>
          <table:table-cell office:value-type="float" office:value="1983">
            <text:p>1983</text:p>
          </table:table-cell>
          <table:table-cell office:value-type="float" office:value="4">
            <text:p>4</text:p>
          </table:table-cell>
          <table:table-cell/>
          <table:table-cell office:value-type="string">
            <text:p>Kalimba.mp3</text:p>
          </table:table-cell>
          <table:table-cell office:value-type="float" office:value="1">
            <text:p>1</text:p>
          </table:table-cell>
          <table:table-cell office:value-type="float" office:value="1824">
            <text:p>1824</text:p>
          </table:table-cell>
          <table:table-cell office:value-type="float" office:value="4.39">
            <text:p>4,39</text:p>
          </table:table-cell>
          <table:table-cell table:number-columns-repeated="16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float" office:value="2">
            <text:p>2</text:p>
          </table:table-cell>
          <table:table-cell office:value-type="float" office:value="-0.93">
            <text:p>-0,93</text:p>
          </table:table-cell>
          <table:table-cell office:value-type="float" office:value="6088">
            <text:p>6088</text:p>
          </table:table-cell>
          <table:table-cell office:value-type="float" office:value="1.31">
            <text:p>1,31</text:p>
          </table:table-cell>
          <table:table-cell/>
          <table:table-cell office:value-type="string">
            <text:p>Kalimba.mp3</text:p>
          </table:table-cell>
          <table:table-cell office:value-type="float" office:value="2">
            <text:p>2</text:p>
          </table:table-cell>
          <table:table-cell office:value-type="float" office:value="3223">
            <text:p>3223</text:p>
          </table:table-cell>
          <table:table-cell office:value-type="float" office:value="2.5">
            <text:p>2,5</text:p>
          </table:table-cell>
          <table:table-cell table:number-columns-repeated="16"/>
        </table:table-row>
        <table:table-row table:style-name="ro1">
          <table:table-cell office:value-type="string">
            <text:p>Kalimba.mp3</text:p>
          </table:table-cell>
          <table:table-cell office:value-type="float" office:value="8217">
            <text:p>8217</text:p>
          </table:table-cell>
          <table:table-cell office:value-type="float" office:value="4">
            <text:p>4</text:p>
          </table:table-cell>
          <table:table-cell office:value-type="float" office:value="-86.3">
            <text:p>-86,3</text:p>
          </table:table-cell>
          <table:table-cell office:value-type="float" office:value="22928">
            <text:p>22928</text:p>
          </table:table-cell>
          <table:table-cell office:value-type="float" office:value="0.345">
            <text:p>0,35</text:p>
          </table:table-cell>
          <table:table-cell/>
          <table:table-cell office:value-type="string">
            <text:p>Kalimba.mp3</text:p>
          </table:table-cell>
          <table:table-cell office:value-type="float" office:value="4">
            <text:p>4</text:p>
          </table:table-cell>
          <table:table-cell office:value-type="float" office:value="6076">
            <text:p>6076</text:p>
          </table:table-cell>
          <table:table-cell office:value-type="float" office:value="1.32">
            <text:p>1,32</text:p>
          </table:table-cell>
          <table:table-cell table:number-columns-repeated="16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float" office:value="1">
            <text:p>1</text:p>
          </table:table-cell>
          <table:table-cell office:value-type="float" office:value="39.1">
            <text:p>39,1</text:p>
          </table:table-cell>
          <table:table-cell office:value-type="float" office:value="12544">
            <text:p>12544</text:p>
          </table:table-cell>
          <table:table-cell office:value-type="float" office:value="5.3">
            <text:p>5,3</text:p>
          </table:table-cell>
          <table:table-cell/>
          <table:table-cell office:value-type="string">
            <text:p>valtava.txt</text:p>
          </table:table-cell>
          <table:table-cell office:value-type="float" office:value="1">
            <text:p>1</text:p>
          </table:table-cell>
          <table:table-cell office:value-type="float" office:value="8169">
            <text:p>8169</text:p>
          </table:table-cell>
          <table:table-cell office:value-type="float" office:value="8.1">
            <text:p>8,1</text:p>
          </table:table-cell>
          <table:table-cell table:number-columns-repeated="16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float" office:value="2">
            <text:p>2</text:p>
          </table:table-cell>
          <table:table-cell office:value-type="float" office:value="52.4">
            <text:p>52,4</text:p>
          </table:table-cell>
          <table:table-cell office:value-type="float" office:value="9074">
            <text:p>9074</text:p>
          </table:table-cell>
          <table:table-cell office:value-type="float" office:value="7.3">
            <text:p>7,3</text:p>
          </table:table-cell>
          <table:table-cell/>
          <table:table-cell office:value-type="string">
            <text:p>valtava.txt</text:p>
          </table:table-cell>
          <table:table-cell office:value-type="float" office:value="2">
            <text:p>2</text:p>
          </table:table-cell>
          <table:table-cell office:value-type="float" office:value="7337">
            <text:p>7337</text:p>
          </table:table-cell>
          <table:table-cell office:value-type="float" office:value="9">
            <text:p>9</text:p>
          </table:table-cell>
          <table:table-cell table:number-columns-repeated="16"/>
        </table:table-row>
        <table:table-row table:style-name="ro1">
          <table:table-cell office:value-type="string">
            <text:p>valtava.txt</text:p>
          </table:table-cell>
          <table:table-cell office:value-type="float" office:value="67710.2">
            <text:p>67710,2</text:p>
          </table:table-cell>
          <table:table-cell office:value-type="float" office:value="4">
            <text:p>4</text:p>
          </table:table-cell>
          <table:table-cell office:value-type="float" office:value="64.26">
            <text:p>64,26</text:p>
          </table:table-cell>
          <table:table-cell office:value-type="float" office:value="9496">
            <text:p>9496</text:p>
          </table:table-cell>
          <table:table-cell office:value-type="float" office:value="7">
            <text:p>7</text:p>
          </table:table-cell>
          <table:table-cell/>
          <table:table-cell office:value-type="string">
            <text:p>valtava.txt</text:p>
          </table:table-cell>
          <table:table-cell office:value-type="float" office:value="4">
            <text:p>4</text:p>
          </table:table-cell>
          <table:table-cell office:value-type="float" office:value="7293">
            <text:p>7293</text:p>
          </table:table-cell>
          <table:table-cell office:value-type="float" office:value="9.1">
            <text:p>9,1</text:p>
          </table:table-cell>
          <table:table-cell table:number-columns-repeated="16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office:value-type="string">
            <text:p>n log n koko</text:p>
          </table:table-cell>
          <table:table-cell office:value-type="string">
            <text:p>aika</text:p>
          </table:table-cell>
          <table:table-cell table:number-columns-repeated="18"/>
        </table:table-row>
        <table:table-row table:style-name="ro1">
          <table:table-cell table:number-columns-repeated="27"/>
        </table:table-row>
        <table:table-row table:style-name="ro1">
          <table:table-cell table:number-columns-repeated="7"/>
          <table:table-cell table:formula="of:=[.B49]*LOG([.B49]; 2)/100" office:value-type="float" office:value="339.38332900624">
            <text:p>339,38</text:p>
          </table:table-cell>
          <table:table-cell table:formula="of:=[.E49]" office:value-type="float" office:value="803">
            <text:p>803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[.B52]*LOG([.B52]; 2)/100" office:value-type="float" office:value="878.494861637065">
            <text:p>878,49</text:p>
          </table:table-cell>
          <table:table-cell table:formula="of:=[.E52]" office:value-type="float" office:value="1772">
            <text:p>1772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[.B55]*LOG([.B55]; 2)/100" office:value-type="float" office:value="1068.57122354572">
            <text:p>1068,57</text:p>
          </table:table-cell>
          <table:table-cell table:formula="of:=[.E55]" office:value-type="float" office:value="1983">
            <text:p>1983</text:p>
          </table:table-cell>
          <table:table-cell table:number-columns-repeated="18"/>
        </table:table-row>
        <table:table-row table:style-name="ro1">
          <table:table-cell table:number-columns-repeated="7"/>
          <table:table-cell table:formula="of:=[.B58]*LOG([.B58]; 2)/100" office:value-type="float" office:value="10865.5137269747">
            <text:p>10865,51</text:p>
          </table:table-cell>
          <table:table-cell table:formula="of:=[.E58]" office:value-type="float" office:value="12544">
            <text:p>12544</text:p>
          </table:table-cell>
          <table:table-cell table:number-columns-repeated="18"/>
        </table:table-row>
        <table:table-row table:style-name="ro1" table:number-rows-repeated="76">
          <table:table-cell table:number-columns-repeated="27"/>
        </table:table-row>
        <table:table-row table:style-name="ro1">
          <table:table-cell table:number-columns-repeated="22"/>
          <table:table-cell office:value-type="string">
            <text:p>Nimi</text:p>
          </table:table-cell>
          <table:table-cell office:value-type="string">
            <text:p>blokkikoko</text:p>
          </table:table-cell>
          <table:table-cell office:value-type="string">
            <text:p>tiedostokoko(kt)</text:p>
          </table:table-cell>
          <table:table-cell office:value-type="string">
            <text:p>pakkausaika</text:p>
          </table:table-cell>
          <table:table-cell office:value-type="string">
            <text:p>O(n log n)/100, n = tiedostokoko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1">
            <text:p>1</text:p>
          </table:table-cell>
          <table:table-cell office:value-type="float" office:value="1.6">
            <text:p>1,6</text:p>
          </table:table-cell>
          <table:table-cell office:value-type="float" office:value="60">
            <text:p>60</text:p>
          </table:table-cell>
          <table:table-cell table:formula="of:=LOG([.Y145]; 2)*[.Y145] /100" office:value-type="float" office:value="0.0108491504818022">
            <text:p>0,01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2">
            <text:p>2</text:p>
          </table:table-cell>
          <table:table-cell office:value-type="float" office:value="1.6">
            <text:p>1,6</text:p>
          </table:table-cell>
          <table:table-cell office:value-type="float" office:value="32">
            <text:p>32</text:p>
          </table:table-cell>
          <table:table-cell table:formula="of:=LOG([.Y146]; 2)*[.Y146] /100" office:value-type="float" office:value="0.0108491504818022">
            <text:p>0,01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3">
            <text:p>3</text:p>
          </table:table-cell>
          <table:table-cell office:value-type="float" office:value="1.6">
            <text:p>1,6</text:p>
          </table:table-cell>
          <table:table-cell office:value-type="float" office:value="20">
            <text:p>20</text:p>
          </table:table-cell>
          <table:table-cell table:formula="of:=LOG([.Y147]; 2)*[.Y147] /100" office:value-type="float" office:value="0.0108491504818022">
            <text:p>0,01</text:p>
          </table:table-cell>
        </table:table-row>
        <table:table-row table:style-name="ro1">
          <table:table-cell table:number-columns-repeated="22"/>
          <table:table-cell office:value-type="string">
            <text:p>pieni.txt</text:p>
          </table:table-cell>
          <table:table-cell office:value-type="float" office:value="4">
            <text:p>4</text:p>
          </table:table-cell>
          <table:table-cell office:value-type="float" office:value="1.6">
            <text:p>1,6</text:p>
          </table:table-cell>
          <table:table-cell office:value-type="float" office:value="61">
            <text:p>61</text:p>
          </table:table-cell>
          <table:table-cell table:formula="of:=LOG([.Y148]; 2)*[.Y148] /100" office:value-type="float" office:value="0.0108491504818022">
            <text:p>0,01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1">
            <text:p>1</text:p>
          </table:table-cell>
          <table:table-cell office:value-type="float" office:value="18">
            <text:p>18</text:p>
          </table:table-cell>
          <table:table-cell office:value-type="float" office:value="44">
            <text:p>44</text:p>
          </table:table-cell>
          <table:table-cell table:formula="of:=LOG([.Y149]; 2)*[.Y149] /100" office:value-type="float" office:value="0.750586500259616">
            <text:p>0,75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2">
            <text:p>2</text:p>
          </table:table-cell>
          <table:table-cell office:value-type="float" office:value="18">
            <text:p>18</text:p>
          </table:table-cell>
          <table:table-cell office:value-type="float" office:value="26">
            <text:p>26</text:p>
          </table:table-cell>
          <table:table-cell table:formula="of:=LOG([.Y150]; 2)*[.Y150] /100" office:value-type="float" office:value="0.750586500259616">
            <text:p>0,75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3">
            <text:p>3</text:p>
          </table:table-cell>
          <table:table-cell office:value-type="float" office:value="18">
            <text:p>18</text:p>
          </table:table-cell>
          <table:table-cell office:value-type="float" office:value="35">
            <text:p>35</text:p>
          </table:table-cell>
          <table:table-cell table:formula="of:=LOG([.Y151]; 2)*[.Y151] /100" office:value-type="float" office:value="0.750586500259616">
            <text:p>0,75</text:p>
          </table:table-cell>
        </table:table-row>
        <table:table-row table:style-name="ro1">
          <table:table-cell table:number-columns-repeated="22"/>
          <table:table-cell office:value-type="string">
            <text:p>keskisuuri.txt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4">
            <text:p>34</text:p>
          </table:table-cell>
          <table:table-cell table:formula="of:=LOG([.Y152]; 2)*[.Y152] /100" office:value-type="float" office:value="0.750586500259616">
            <text:p>0,75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1">
            <text:p>1</text:p>
          </table:table-cell>
          <table:table-cell office:value-type="float" office:value="74">
            <text:p>74</text:p>
          </table:table-cell>
          <table:table-cell office:value-type="float" office:value="36">
            <text:p>36</text:p>
          </table:table-cell>
          <table:table-cell table:formula="of:=LOG([.Y153]; 2)*[.Y153] /100" office:value-type="float" office:value="4.59499549056542">
            <text:p>4,59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2">
            <text:p>2</text:p>
          </table:table-cell>
          <table:table-cell office:value-type="float" office:value="74">
            <text:p>74</text:p>
          </table:table-cell>
          <table:table-cell office:value-type="float" office:value="15">
            <text:p>15</text:p>
          </table:table-cell>
          <table:table-cell table:formula="of:=LOG([.Y154]; 2)*[.Y154] /100" office:value-type="float" office:value="4.59499549056542">
            <text:p>4,59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3">
            <text:p>3</text:p>
          </table:table-cell>
          <table:table-cell office:value-type="float" office:value="74">
            <text:p>74</text:p>
          </table:table-cell>
          <table:table-cell office:value-type="float" office:value="18">
            <text:p>18</text:p>
          </table:table-cell>
          <table:table-cell table:formula="of:=LOG([.Y155]; 2)*[.Y155] /100" office:value-type="float" office:value="4.59499549056542">
            <text:p>4,59</text:p>
          </table:table-cell>
        </table:table-row>
        <table:table-row table:style-name="ro1">
          <table:table-cell table:number-columns-repeated="22"/>
          <table:table-cell office:value-type="string">
            <text:p>loremipsum.txt</text:p>
          </table:table-cell>
          <table:table-cell office:value-type="float" office:value="4">
            <text:p>4</text:p>
          </table:table-cell>
          <table:table-cell office:value-type="float" office:value="74">
            <text:p>74</text:p>
          </table:table-cell>
          <table:table-cell office:value-type="float" office:value="29">
            <text:p>29</text:p>
          </table:table-cell>
          <table:table-cell table:formula="of:=LOG([.Y156]; 2)*[.Y156] /100" office:value-type="float" office:value="4.59499549056542">
            <text:p>4,59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1">
            <text:p>1</text:p>
          </table:table-cell>
          <table:table-cell office:value-type="float" office:value="2945">
            <text:p>2945</text:p>
          </table:table-cell>
          <table:table-cell office:value-type="float" office:value="1063">
            <text:p>1063</text:p>
          </table:table-cell>
          <table:table-cell table:formula="of:=LOG([.Y157]; 2)*[.Y157] /100" office:value-type="float" office:value="339.38332900624">
            <text:p>339,38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2">
            <text:p>2</text:p>
          </table:table-cell>
          <table:table-cell office:value-type="float" office:value="2945">
            <text:p>2945</text:p>
          </table:table-cell>
          <table:table-cell office:value-type="float" office:value="444">
            <text:p>444</text:p>
          </table:table-cell>
          <table:table-cell table:formula="of:=LOG([.Y158]; 2)*[.Y158] /100" office:value-type="float" office:value="339.38332900624">
            <text:p>339,38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3">
            <text:p>3</text:p>
          </table:table-cell>
          <table:table-cell office:value-type="float" office:value="2945">
            <text:p>2945</text:p>
          </table:table-cell>
          <table:table-cell office:value-type="float" office:value="340">
            <text:p>340</text:p>
          </table:table-cell>
          <table:table-cell table:formula="of:=LOG([.Y159]; 2)*[.Y159] /100" office:value-type="float" office:value="339.38332900624">
            <text:p>339,38</text:p>
          </table:table-cell>
        </table:table-row>
        <table:table-row table:style-name="ro1">
          <table:table-cell table:number-columns-repeated="22"/>
          <table:table-cell office:value-type="string">
            <text:p>suuri.xml</text:p>
          </table:table-cell>
          <table:table-cell office:value-type="float" office:value="4">
            <text:p>4</text:p>
          </table:table-cell>
          <table:table-cell office:value-type="float" office:value="2945">
            <text:p>2945</text:p>
          </table:table-cell>
          <table:table-cell office:value-type="float" office:value="307">
            <text:p>307</text:p>
          </table:table-cell>
          <table:table-cell table:formula="of:=LOG([.Y160]; 2)*[.Y160] /100" office:value-type="float" office:value="339.38332900624">
            <text:p>339,38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1">
            <text:p>1</text:p>
          </table:table-cell>
          <table:table-cell office:value-type="float" office:value="6891">
            <text:p>6891</text:p>
          </table:table-cell>
          <table:table-cell office:value-type="float" office:value="1709">
            <text:p>1709</text:p>
          </table:table-cell>
          <table:table-cell table:formula="of:=LOG([.Y161]; 2)*[.Y161] /100" office:value-type="float" office:value="878.636792517048">
            <text:p>878,64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2">
            <text:p>2</text:p>
          </table:table-cell>
          <table:table-cell office:value-type="float" office:value="6891">
            <text:p>6891</text:p>
          </table:table-cell>
          <table:table-cell office:value-type="float" office:value="2221">
            <text:p>2221</text:p>
          </table:table-cell>
          <table:table-cell table:formula="of:=LOG([.Y162]; 2)*[.Y162] /100" office:value-type="float" office:value="878.636792517048">
            <text:p>878,64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3">
            <text:p>3</text:p>
          </table:table-cell>
          <table:table-cell office:value-type="float" office:value="6891">
            <text:p>6891</text:p>
          </table:table-cell>
          <table:table-cell office:value-type="float" office:value="3396">
            <text:p>3396</text:p>
          </table:table-cell>
          <table:table-cell table:formula="of:=LOG([.Y163]; 2)*[.Y163] /100" office:value-type="float" office:value="878.636792517048">
            <text:p>878,64</text:p>
          </table:table-cell>
        </table:table-row>
        <table:table-row table:style-name="ro1">
          <table:table-cell table:number-columns-repeated="22"/>
          <table:table-cell office:value-type="string">
            <text:p>kuva.bmp</text:p>
          </table:table-cell>
          <table:table-cell office:value-type="float" office:value="4">
            <text:p>4</text:p>
          </table:table-cell>
          <table:table-cell office:value-type="float" office:value="6891">
            <text:p>6891</text:p>
          </table:table-cell>
          <table:table-cell office:value-type="float" office:value="3238">
            <text:p>3238</text:p>
          </table:table-cell>
          <table:table-cell table:formula="of:=LOG([.Y164]; 2)*[.Y164] /100" office:value-type="float" office:value="878.636792517048">
            <text:p>878,64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1">
            <text:p>1</text:p>
          </table:table-cell>
          <table:table-cell office:value-type="float" office:value="8100">
            <text:p>8100</text:p>
          </table:table-cell>
          <table:table-cell office:value-type="float" office:value="1847">
            <text:p>1847</text:p>
          </table:table-cell>
          <table:table-cell table:formula="of:=LOG([.Y165]; 2)*[.Y165] /100" office:value-type="float" office:value="1051.68020160541">
            <text:p>1051,68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2">
            <text:p>2</text:p>
          </table:table-cell>
          <table:table-cell office:value-type="float" office:value="8100">
            <text:p>8100</text:p>
          </table:table-cell>
          <table:table-cell office:value-type="float" office:value="1443">
            <text:p>1443</text:p>
          </table:table-cell>
          <table:table-cell table:formula="of:=LOG([.Y166]; 2)*[.Y166] /100" office:value-type="float" office:value="1051.68020160541">
            <text:p>1051,68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3">
            <text:p>3</text:p>
          </table:table-cell>
          <table:table-cell office:value-type="float" office:value="8100">
            <text:p>8100</text:p>
          </table:table-cell>
          <table:table-cell office:value-type="float" office:value="1670">
            <text:p>1670</text:p>
          </table:table-cell>
          <table:table-cell table:formula="of:=LOG([.Y167]; 2)*[.Y167] /100" office:value-type="float" office:value="1051.68020160541">
            <text:p>1051,68</text:p>
          </table:table-cell>
        </table:table-row>
        <table:table-row table:style-name="ro1">
          <table:table-cell table:number-columns-repeated="22"/>
          <table:table-cell office:value-type="string">
            <text:p>kuva2.bmp</text:p>
          </table:table-cell>
          <table:table-cell office:value-type="float" office:value="4">
            <text:p>4</text:p>
          </table:table-cell>
          <table:table-cell office:value-type="float" office:value="8100">
            <text:p>8100</text:p>
          </table:table-cell>
          <table:table-cell office:value-type="float" office:value="1266">
            <text:p>1266</text:p>
          </table:table-cell>
          <table:table-cell table:formula="of:=LOG([.Y168]; 2)*[.Y168] /100" office:value-type="float" office:value="1051.68020160541">
            <text:p>1051,68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1">
            <text:p>1</text:p>
          </table:table-cell>
          <table:table-cell office:value-type="float" office:value="67710">
            <text:p>67710</text:p>
          </table:table-cell>
          <table:table-cell office:value-type="float" office:value="15414">
            <text:p>15414</text:p>
          </table:table-cell>
          <table:table-cell table:formula="of:=LOG([.Y169]; 2)*[.Y169] /100" office:value-type="float" office:value="10865.4787474177">
            <text:p>10865,48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2">
            <text:p>2</text:p>
          </table:table-cell>
          <table:table-cell office:value-type="float" office:value="67710">
            <text:p>67710</text:p>
          </table:table-cell>
          <table:table-cell office:value-type="float" office:value="10926">
            <text:p>10926</text:p>
          </table:table-cell>
          <table:table-cell table:formula="of:=LOG([.Y170]; 2)*[.Y170] /100" office:value-type="float" office:value="10865.4787474177">
            <text:p>10865,48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3">
            <text:p>3</text:p>
          </table:table-cell>
          <table:table-cell office:value-type="float" office:value="67710">
            <text:p>67710</text:p>
          </table:table-cell>
          <table:table-cell office:value-type="float" office:value="9635">
            <text:p>9635</text:p>
          </table:table-cell>
          <table:table-cell table:formula="of:=LOG([.Y171]; 2)*[.Y171] /100" office:value-type="float" office:value="10865.4787474177">
            <text:p>10865,48</text:p>
          </table:table-cell>
        </table:table-row>
        <table:table-row table:style-name="ro1">
          <table:table-cell table:number-columns-repeated="22"/>
          <table:table-cell office:value-type="string">
            <text:p>valtava.txt</text:p>
          </table:table-cell>
          <table:table-cell office:value-type="float" office:value="4">
            <text:p>4</text:p>
          </table:table-cell>
          <table:table-cell office:value-type="float" office:value="67710">
            <text:p>67710</text:p>
          </table:table-cell>
          <table:table-cell office:value-type="float" office:value="10712">
            <text:p>10712</text:p>
          </table:table-cell>
          <table:table-cell table:formula="of:=LOG([.Y172]; 2)*[.Y172] /100" office:value-type="float" office:value="10865.4787474177">
            <text:p>10865,48</text:p>
          </table:table-cell>
        </table:table-row>
        <table:table-row table:style-name="ro1" table:number-rows-repeated="62">
          <table:table-cell table:number-columns-repeated="27"/>
        </table:table-row>
        <table:table-row table:style-name="ro1">
          <table:table-cell table:number-columns-repeated="2"/>
          <table:table-cell office:value-type="string">
            <text:p>kuva2</text:p>
          </table:table-cell>
          <table:table-cell office:value-type="string">
            <text:p>Blokin koko</text:p>
          </table:table-cell>
          <table:table-cell office:value-type="string">
            <text:p>Pakkaussuhde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1">
            <text:p>1</text:p>
          </table:table-cell>
          <table:table-cell office:value-type="float" office:value="21">
            <text:p>21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office:value-type="float" office:value="40.8">
            <text:p>40,8</text:p>
          </table:table-cell>
          <table:table-cell table:number-columns-repeated="22"/>
        </table:table-row>
        <table:table-row table:style-name="ro1">
          <table:table-cell table:number-columns-repeated="3"/>
          <table:table-cell office:value-type="float" office:value="4">
            <text:p>4</text:p>
          </table:table-cell>
          <table:table-cell office:value-type="float" office:value="55.7">
            <text:p>55,7</text:p>
          </table:table-cell>
          <table:table-cell table:number-columns-repeated="22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i" fo:country="FI" style:font-name-asian="Andale Sans UI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i" fo:country="FI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i" number:country="FI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i" number:country="FI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8-22">00.00.0000</text:date>, <text:time style:data-style-name="N2" text:time-value="0000-00-00T18:58:08.2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16H31M28S</meta:editing-duration>
    <meta:editing-cycles>42</meta:editing-cycles>
    <meta:generator>LibreOffice/4.0.3.3$Windows_x86 LibreOffice_project/0eaa50a932c8f2199a615e1eb30f7ac74279539</meta:generator>
    <dc:date>2013-08-22T20:06:00.56</dc:date>
    <meta:document-statistic meta:table-count="3" meta:cell-count="436" meta:object-count="27"/>
    <meta:user-defined meta:name="Info 1"/>
    <meta:user-defined meta:name="Info 2"/>
    <meta:user-defined meta:name="Info 3"/>
    <meta:user-defined meta:name="Info 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bar" chart:style-name="ch1">
        <chart:title svg:x="4.016cm" svg:y="0.315cm" chart:style-name="ch2">
          <text:p>Arraylist 1000x1000 000 add-operaatiota</text:p>
        </chart:title>
        <chart:plot-area chart:style-name="ch3" table:cell-range-address="Sheet1.H5:Sheet1.I6" chart:data-source-has-labels="column" svg:x="1.358cm" svg:y="1.631cm" svg:width="14.006cm" svg:height="6.758cm">
          <chartooo:coordinate-region svg:x="2.535cm" svg:y="1.844cm" svg:width="12.829cm" svg:height="5.872cm"/>
          <chart:axis chart:dimension="x" chart:name="primary-x" chart:style-name="ch4" chartooo:axis-type="auto">
            <chartooo:date-scale/>
            <chart:categories table:cell-range-address="Sheet1.H5:Sheet1.H6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series chart:style-name="ch8" chart:values-cell-range-address="Sheet1.I5:Sheet1.I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ArrayList.add()</text:p>
                <draw:g>
                  <svg:desc>Sheet1.H5:Sheet1.H6</svg:desc>
                </draw:g>
              </table:table-cell>
              <table:table-cell office:value-type="float" office:value="18322">
                <text:p>18322</text:p>
                <draw:g>
                  <svg:desc>Sheet1.I5:Sheet1.I6</svg:desc>
                </draw:g>
              </table:table-cell>
            </table:table-row>
            <table:table-row>
              <table:table-cell office:value-type="string">
                <text:p>Oma: ArrayList.add()</text:p>
              </table:table-cell>
              <table:table-cell office:value-type="float" office:value="14545">
                <text:p>1454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title svg:x="1.54cm" svg:y="0.316cm" chart:style-name="ch2">
          <text:p>Tiedoston koko (n log n) ja pakkaukseen kulunut aika, blokkikoko 1</text:p>
        </chart:title>
        <chart:legend chart:legend-position="end" svg:x="13.227cm" svg:y="3.926cm" style:legend-expansion="high" chart:style-name="ch3"/>
        <chart:plot-area chart:style-name="ch4" table:cell-range-address="Sheet1.H64:Sheet1.I67" svg:x="0.77cm" svg:y="1.635cm" svg:width="11.817cm" svg:height="6.765cm">
          <chartooo:coordinate-region svg:x="1.947cm" svg:y="1.847cm" svg:width="10.546cm" svg:height="5.88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H64:Sheet1.H67" chart:class="chart:line">
            <chart:data-point chart:repeated="4"/>
          </chart:series>
          <chart:series chart:style-name="ch8" chart:values-cell-range-address="Sheet1.I64:Sheet1.I67" chart:class="chart:line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H</text:p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9.38332900624">
                <text:p>339.38332900624</text:p>
                <draw:g>
                  <svg:desc>Sheet1.H64:Sheet1.H67</svg:desc>
                </draw:g>
              </table:table-cell>
              <table:table-cell office:value-type="float" office:value="803">
                <text:p>803</text:p>
                <draw:g>
                  <svg:desc>Sheet1.I64:Sheet1.I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878.494861637065">
                <text:p>878.494861637065</text:p>
              </table:table-cell>
              <table:table-cell office:value-type="float" office:value="1772">
                <text:p>177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68.57122354572">
                <text:p>1068.57122354572</text:p>
              </table:table-cell>
              <table:table-cell office:value-type="float" office:value="1983">
                <text:p>198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865.5137269747">
                <text:p>10865.5137269747</text:p>
              </table:table-cell>
              <table:table-cell office:value-type="float" office:value="12544">
                <text:p>12544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668cm" svg:y="0.316cm" chart:style-name="ch2">
          <text:p>Loremipsum.txt (73,8kt)</text:p>
        </chart:title>
        <chart:plot-area chart:style-name="ch3" table:cell-range-address="Sheet1.C46:Sheet1.D48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46:Sheet1.C48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46:Sheet1.D4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6:Sheet1.C48</svg:desc>
                </draw:g>
              </table:table-cell>
              <table:table-cell office:value-type="float" office:value="41.8">
                <text:p>41.8</text:p>
                <draw:g>
                  <svg:desc>Sheet1.D46:Sheet1.D4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1.2">
                <text:p>51.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1.8">
                <text:p>41.8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21cm" svg:y="0.316cm" chart:style-name="ch2">
          <text:p>suuri.xml (2945kt)</text:p>
        </chart:title>
        <chart:plot-area chart:style-name="ch3" table:cell-range-address="Sheet1.C49:Sheet1.D51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49:Sheet1.C51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49:Sheet1.D5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9:Sheet1.C51</svg:desc>
                </draw:g>
              </table:table-cell>
              <table:table-cell office:value-type="float" office:value="40.51">
                <text:p>40.51</text:p>
                <draw:g>
                  <svg:desc>Sheet1.D49:Sheet1.D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9.4">
                <text:p>59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76.9">
                <text:p>76.9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square" chart:symbol-width="0.25cm" chart:symbol-height="0.25cm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144cm" svg:y="0.316cm" chart:style-name="ch2">
          <text:p>kuva.bmp (6890kt)</text:p>
        </chart:title>
        <chart:plot-area chart:style-name="ch3" table:cell-range-address="Sheet1.C52:Sheet1.D54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52:Sheet1.C54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52:Sheet1.D5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2:Sheet1.C54</svg:desc>
                </draw:g>
              </table:table-cell>
              <table:table-cell office:value-type="float" office:value="20.1">
                <text:p>20.1</text:p>
                <draw:g>
                  <svg:desc>Sheet1.D52:Sheet1.D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5.6">
                <text:p>15.6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813cm" svg:y="0.316cm" chart:style-name="ch2">
          <text:p>Kalimba.mp3 (8217kt)</text:p>
        </chart:title>
        <chart:plot-area chart:style-name="ch3" table:cell-range-address="Sheet1.C55:Sheet1.D57" chart:data-source-has-labels="column" svg:x="1.358cm" svg:y="1.635cm" svg:width="14.002cm" svg:height="6.177cm">
          <chartooo:coordinate-region svg:x="2.27cm" svg:y="1.847cm" svg:width="13.09cm" svg:height="5.753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55:Sheet1.C57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55:Sheet1.D5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5:Sheet1.C57</svg:desc>
                </draw:g>
              </table:table-cell>
              <table:table-cell office:value-type="float" office:value="0.32">
                <text:p>0.32</text:p>
                <draw:g>
                  <svg:desc>Sheet1.D55:Sheet1.D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-0.93">
                <text:p>-0.9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6.3">
                <text:p>-86.3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038cm" svg:y="0.316cm" chart:style-name="ch2">
          <text:p>valtava.txt (67710kt)</text:p>
        </chart:title>
        <chart:plot-area chart:style-name="ch3" table:cell-range-address="Sheet1.C58:Sheet1.D60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58:Sheet1.C60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58:Sheet1.D60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8:Sheet1.C60</svg:desc>
                </draw:g>
              </table:table-cell>
              <table:table-cell office:value-type="float" office:value="39.1">
                <text:p>39.1</text:p>
                <draw:g>
                  <svg:desc>Sheet1.D58:Sheet1.D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2.4">
                <text:p>52.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64.26">
                <text:p>64.26</text:p>
              </table:table-cell>
            </table:table-row>
          </table:table-rows>
        </table:table>
      </chart:chart>
    </office:chart>
  </office:body>
</office:document-content>
</file>

<file path=Object 1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152cm" svg:y="0.316cm" chart:style-name="ch2">
          <text:p>Pieni.txt (1,6kt), pakkausaika</text:p>
        </chart:title>
        <chart:plot-area chart:style-name="ch3" table:cell-range-address="Sheet1.C40:Sheet1.C42 Sheet1.E40:Sheet1.E42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40:Sheet1.C42"/>
          </chart:axis>
          <chart:axis chart:dimension="y" chart:name="primary-y" chart:style-name="ch6">
            <chart:title svg:x="0.451cm" svg:y="5.018cm" chart:style-name="ch7">
              <text:p>ms</text:p>
            </chart:title>
            <chart:grid chart:style-name="ch8" chart:class="major"/>
          </chart:axis>
          <chart:series chart:style-name="ch9" chart:values-cell-range-address="Sheet1.E40:Sheet1.E4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0:Sheet1.C42</svg:desc>
                </draw:g>
              </table:table-cell>
              <table:table-cell office:value-type="float" office:value="46">
                <text:p>46</text:p>
                <draw:g>
                  <svg:desc>Sheet1.E40:Sheet1.E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">
                <text:p>29</text:p>
              </table:table-cell>
            </table:table-row>
          </table:table-rows>
        </table:table>
      </chart:chart>
    </office:chart>
  </office:body>
</office:document-content>
</file>

<file path=Object 1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517cm" svg:y="0.316cm" chart:style-name="ch2">
          <text:p>Keskisuuri.txt (17,7kt), pakkausaika</text:p>
        </chart:title>
        <chart:plot-area chart:style-name="ch3" table:cell-range-address="Sheet1.C43:Sheet1.C45 Sheet1.E43:Sheet1.E45" chart:data-source-has-labels="column" svg:x="1.358cm" svg:y="1.635cm" svg:width="14.002cm" svg:height="6.177cm">
          <chartooo:coordinate-region svg:x="2.165cm" svg:y="1.847cm" svg:width="13.195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43:Sheet1.C45"/>
          </chart:axis>
          <chart:axis chart:dimension="y" chart:name="primary-y" chart:style-name="ch6">
            <chart:title svg:x="0.451cm" svg:y="5.018cm" chart:style-name="ch7">
              <text:p>ms</text:p>
            </chart:title>
            <chart:grid chart:style-name="ch8" chart:class="major"/>
          </chart:axis>
          <chart:series chart:style-name="ch9" chart:values-cell-range-address="Sheet1.E43:Sheet1.E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3:Sheet1.C45</svg:desc>
                </draw:g>
              </table:table-cell>
              <table:table-cell office:value-type="float" office:value="107">
                <text:p>107</text:p>
                <draw:g>
                  <svg:desc>Sheet1.E43:Sheet1.E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9">
                <text:p>12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17">
                <text:p>117</text:p>
              </table:table-cell>
            </table:table-row>
          </table:table-rows>
        </table:table>
      </chart:chart>
    </office:chart>
  </office:body>
</office:document-content>
</file>

<file path=Object 1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424cm" svg:y="0.316cm" chart:style-name="ch2">
          <text:p>loremipsum.txt (73,8kt), pakkausaika</text:p>
        </chart:title>
        <chart:plot-area chart:style-name="ch3" table:cell-range-address="Sheet1.C46:Sheet1.C48 Sheet1.E46:Sheet1.E48" chart:data-source-has-labels="column" svg:x="1.358cm" svg:y="1.635cm" svg:width="14.002cm" svg:height="6.177cm">
          <chartooo:coordinate-region svg:x="2.165cm" svg:y="1.847cm" svg:width="13.195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46:Sheet1.C48"/>
          </chart:axis>
          <chart:axis chart:dimension="y" chart:name="primary-y" chart:style-name="ch6">
            <chart:title svg:x="0.451cm" svg:y="5.018cm" chart:style-name="ch7">
              <text:p>ms</text:p>
            </chart:title>
            <chart:grid chart:style-name="ch8" chart:class="major"/>
          </chart:axis>
          <chart:series chart:style-name="ch9" chart:values-cell-range-address="Sheet1.E46:Sheet1.E4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6:Sheet1.C48</svg:desc>
                </draw:g>
              </table:table-cell>
              <table:table-cell office:value-type="float" office:value="154">
                <text:p>154</text:p>
                <draw:g>
                  <svg:desc>Sheet1.E46:Sheet1.E4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167">
                <text:p>167</text:p>
              </table:table-cell>
            </table:table-row>
          </table:table-rows>
        </table:table>
      </chart:chart>
    </office:chart>
  </office:body>
</office:document-content>
</file>

<file path=Object 1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1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887cm" svg:y="0.316cm" chart:style-name="ch2">
          <text:p>suuri.xml (2945kt), pakkausaika</text:p>
        </chart:title>
        <chart:plot-area chart:style-name="ch3" table:cell-range-address="Sheet1.C49:Sheet1.C51 Sheet1.E49:Sheet1.E51" chart:data-source-has-labels="column" svg:x="1.358cm" svg:y="1.635cm" svg:width="14.002cm" svg:height="6.177cm">
          <chartooo:coordinate-region svg:x="2.165cm" svg:y="1.847cm" svg:width="13.195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49:Sheet1.C51"/>
          </chart:axis>
          <chart:axis chart:dimension="y" chart:name="primary-y" chart:style-name="ch6">
            <chart:title svg:x="0.451cm" svg:y="5.018cm" chart:style-name="ch7">
              <text:p>ms</text:p>
            </chart:title>
            <chart:grid chart:style-name="ch8" chart:class="major"/>
          </chart:axis>
          <chart:series chart:style-name="ch9" chart:values-cell-range-address="Sheet1.E49:Sheet1.E51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9:Sheet1.C51</svg:desc>
                </draw:g>
              </table:table-cell>
              <table:table-cell office:value-type="float" office:value="803">
                <text:p>803</text:p>
                <draw:g>
                  <svg:desc>Sheet1.E49:Sheet1.E51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535">
                <text:p>53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399">
                <text:p>399</text:p>
              </table:table-cell>
            </table:table-row>
          </table:table-rows>
        </table:table>
      </chart:chart>
    </office:chart>
  </office:body>
</office:document-content>
</file>

<file path=Object 1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1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reverse-direction="false" text:line-break="false" chart:axis-position="end"/>
      <style:graphic-properties svg:stroke-color="#b3b3b3"/>
      <style:text-properties fo:font-size="10pt" style:font-size-asian="10pt" style:font-size-complex="10pt"/>
    </style:style>
    <style:style style:name="ch9" style:family="chart" style:data-style-name="N0">
      <style:graphic-properties draw:stroke="none" draw:fill-color="#004586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4cm" svg:height="8.988cm" xlink:href=".." xlink:type="simple" chart:class="chart:bar" chart:style-name="ch1">
        <chart:title svg:x="2.786cm" svg:y="0.315cm" chart:style-name="ch2">
          <text:p>Hashmap 1000x100 000 put-operaatiota - avain string</text:p>
        </chart:title>
        <chart:plot-area chart:style-name="ch3" table:cell-range-address="Sheet1.H9:Sheet1.I10" chart:data-source-has-labels="column" svg:x="1.358cm" svg:y="1.631cm" svg:width="14.006cm" svg:height="6.758cm">
          <chartooo:coordinate-region svg:x="2.535cm" svg:y="1.844cm" svg:width="11.651cm" svg:height="5.872cm"/>
          <chart:axis chart:dimension="x" chart:name="primary-x" chart:style-name="ch4" chartooo:axis-type="auto">
            <chartooo:date-scale/>
            <chart:categories table:cell-range-address="Sheet1.H9:Sheet1.H10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axis chart:dimension="y" chart:name="secondary-y" chart:style-name="ch8"/>
          <chart:series chart:attached-axis="primary-y" chart:style-name="ch9" chart:values-cell-range-address="Sheet1.I9:Sheet1.I10" chart:class="chart:bar">
            <chart:data-point chart:repeated="2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put</text:p>
                <draw:g>
                  <svg:desc>Sheet1.H9:Sheet1.H10</svg:desc>
                </draw:g>
              </table:table-cell>
              <table:table-cell office:value-type="float" office:value="20263">
                <text:p>20263</text:p>
                <draw:g>
                  <svg:desc>Sheet1.I9:Sheet1.I10</svg:desc>
                </draw:g>
              </table:table-cell>
            </table:table-row>
            <table:table-row>
              <table:table-cell office:value-type="string">
                <text:p>Oma: HashMap.put</text:p>
              </table:table-cell>
              <table:table-cell office:value-type="float" office:value="18290">
                <text:p>18290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755cm" svg:y="0.316cm" chart:style-name="ch2">
          <text:p>kuva.bmp (6890 kt), pakkausaika</text:p>
        </chart:title>
        <chart:plot-area chart:style-name="ch3" table:cell-range-address="Sheet1.C52:Sheet1.C54 Sheet1.E52:Sheet1.E54" chart:data-source-has-labels="column" svg:x="1.358cm" svg:y="1.635cm" svg:width="14.002cm" svg:height="6.177cm">
          <chartooo:coordinate-region svg:x="2.35cm" svg:y="1.847cm" svg:width="13.0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52:Sheet1.C54"/>
          </chart:axis>
          <chart:axis chart:dimension="y" chart:name="primary-y" chart:style-name="ch6">
            <chart:title svg:x="0.451cm" svg:y="5.018cm" chart:style-name="ch7">
              <text:p>ms</text:p>
            </chart:title>
            <chart:grid chart:style-name="ch8" chart:class="major"/>
          </chart:axis>
          <chart:series chart:style-name="ch9" chart:values-cell-range-address="Sheet1.E52:Sheet1.E54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2:Sheet1.C54</svg:desc>
                </draw:g>
              </table:table-cell>
              <table:table-cell office:value-type="float" office:value="1772">
                <text:p>1772</text:p>
                <draw:g>
                  <svg:desc>Sheet1.E52:Sheet1.E54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2059">
                <text:p>2059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4498">
                <text:p>4498</text:p>
              </table:table-cell>
            </table:table-row>
          </table:table-rows>
        </table:table>
      </chart:chart>
    </office:chart>
  </office:body>
</office:document-content>
</file>

<file path=Object 2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186cm" svg:y="0.316cm" chart:style-name="ch2">
          <text:p>Kalimba.mp3 (8217kt), pakkausnopeus</text:p>
        </chart:title>
        <chart:plot-area chart:style-name="ch3" table:cell-range-address="Sheet1.C55:Sheet1.C57 Sheet1.E55:Sheet1.E57" chart:data-source-has-labels="column" svg:x="1.358cm" svg:y="1.635cm" svg:width="14.002cm" svg:height="6.177cm">
          <chartooo:coordinate-region svg:x="2.535cm" svg:y="1.847cm" svg:width="12.825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C55:Sheet1.C57"/>
          </chart:axis>
          <chart:axis chart:dimension="y" chart:name="primary-y" chart:style-name="ch6">
            <chart:title svg:x="0.451cm" svg:y="5.018cm" chart:style-name="ch7">
              <text:p>ms</text:p>
            </chart:title>
            <chart:grid chart:style-name="ch8" chart:class="major"/>
          </chart:axis>
          <chart:series chart:style-name="ch9" chart:values-cell-range-address="Sheet1.E55:Sheet1.E57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5:Sheet1.C57</svg:desc>
                </draw:g>
              </table:table-cell>
              <table:table-cell office:value-type="float" office:value="1983">
                <text:p>1983</text:p>
                <draw:g>
                  <svg:desc>Sheet1.E55:Sheet1.E5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088">
                <text:p>608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2928">
                <text:p>22928</text:p>
              </table:table-cell>
            </table:table-row>
          </table:table-rows>
        </table:table>
      </chart:chart>
    </office:chart>
  </office:body>
</office:document-content>
</file>

<file path=Object 2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4.358cm" svg:y="0.316cm" chart:style-name="ch2">
          <text:p>Valtava.txt (67710kt), pakkausnopeus</text:p>
        </chart:title>
        <chart:legend chart:legend-position="end" svg:x="13.816cm" svg:y="4.188cm" style:legend-expansion="high" chart:style-name="ch3"/>
        <chart:plot-area chart:style-name="ch4" table:cell-range-address="Sheet1.C58:Sheet1.C60 Sheet1.E58:Sheet1.E60" chart:data-source-has-labels="column" svg:x="1.358cm" svg:y="1.635cm" svg:width="11.818cm" svg:height="6.177cm">
          <chartooo:coordinate-region svg:x="2.535cm" svg:y="1.848cm" svg:width="10.641cm" svg:height="5.291cm"/>
          <chart:axis chart:dimension="x" chart:name="primary-x" chart:style-name="ch5" chartooo:axis-type="auto">
            <chartooo:date-scale/>
            <chart:title svg:x="6.376cm" svg:y="7.993cm" chart:style-name="ch6">
              <text:p>Blokin koko</text:p>
            </chart:title>
            <chart:categories table:cell-range-address="Sheet1.C58:Sheet1.C60"/>
          </chart:axis>
          <chart:axis chart:dimension="y" chart:name="primary-y" chart:style-name="ch7">
            <chart:title svg:x="0.451cm" svg:y="5.018cm" chart:style-name="ch8">
              <text:p>ms</text:p>
            </chart:title>
            <chart:grid chart:style-name="ch9" chart:class="major"/>
          </chart:axis>
          <chart:series chart:style-name="ch10" chart:values-cell-range-address="Sheet1.E58:Sheet1.E60" chart:class="chart:bar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58:Sheet1.C60</svg:desc>
                </draw:g>
              </table:table-cell>
              <table:table-cell office:value-type="float" office:value="12544">
                <text:p>12544</text:p>
                <draw:g>
                  <svg:desc>Sheet1.E58:Sheet1.E60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9074">
                <text:p>9074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9496">
                <text:p>9496</text:p>
              </table:table-cell>
            </table:table-row>
          </table:table-rows>
        </table:table>
      </chart:chart>
    </office:chart>
  </office:body>
</office:document-content>
</file>

<file path=Object 2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8cm" xlink:href=".." xlink:type="simple" chart:class="chart:line" chart:style-name="ch1">
        <chart:title svg:x="3.808cm" svg:y="0.315cm" chart:style-name="ch2">
          <text:p>Tiedostokoko vs aikavaativuus, blokkikoko 1</text:p>
        </chart:title>
        <chart:subtitle svg:x="3.406cm" svg:y="1.273cm" chart:style-name="ch3">
          <text:p>Oranssi = tiedostokoko n log n, sininen = mitattu aika</text:p>
        </chart:subtitle>
        <chart:plot-area chart:style-name="ch4" table:cell-range-address="Sheet1.Z145:Sheet1.AA145 Sheet1.Z149:Sheet1.AA149 Sheet1.Z153:Sheet1.AA153 Sheet1.Z157:Sheet1.AA157 Sheet1.Z161:Sheet1.AA161 Sheet1.Z165:Sheet1.AA165 Sheet1.Z169:Sheet1.AA169" svg:x="0.77cm" svg:y="2.314cm" svg:width="14.592cm" svg:height="6.075cm">
          <chartooo:coordinate-region svg:x="1.947cm" svg:y="2.527cm" svg:width="13.415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5:Sheet1.Z145 Sheet1.Z149:Sheet1.Z149 Sheet1.Z153:Sheet1.Z153 Sheet1.Z157:Sheet1.Z157 Sheet1.Z161:Sheet1.Z161 Sheet1.Z165:Sheet1.Z165 Sheet1.Z169:Sheet1.Z169" chart:class="chart:line">
            <chart:data-point chart:repeated="7"/>
          </chart:series>
          <chart:series chart:style-name="ch8" chart:values-cell-range-address="Sheet1.AA145:Sheet1.AA145 Sheet1.AA149:Sheet1.AA149 Sheet1.AA153:Sheet1.AA153 Sheet1.AA157:Sheet1.AA157 Sheet1.AA161:Sheet1.AA161 Sheet1.AA165:Sheet1.AA165 Sheet1.AA169:Sheet1.AA169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0">
                <text:p>60</text:p>
                <draw:g>
                  <svg:desc>Sheet1.Z145:Sheet1.Z145 Sheet1.Z149:Sheet1.Z149 Sheet1.Z153:Sheet1.Z153 Sheet1.Z157:Sheet1.Z157 Sheet1.Z161:Sheet1.Z161 Sheet1.Z165:Sheet1.Z165 Sheet1.Z169:Sheet1.Z169</svg:desc>
                </draw:g>
              </table:table-cell>
              <table:table-cell office:value-type="float" office:value="0.0108491504818022">
                <text:p>0.0108491504818022</text:p>
                <draw:g>
                  <svg:desc>Sheet1.AA145:Sheet1.AA145 Sheet1.AA149:Sheet1.AA149 Sheet1.AA153:Sheet1.AA153 Sheet1.AA157:Sheet1.AA157 Sheet1.AA161:Sheet1.AA161 Sheet1.AA165:Sheet1.AA165 Sheet1.AA169:Sheet1.AA169</svg:desc>
                </draw:g>
              </table:table-cell>
            </table:table-row>
            <table:table-row>
              <table:table-cell office:value-type="string"/>
              <table:table-cell office:value-type="float" office:value="44">
                <text:p>44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/>
              <table:table-cell office:value-type="float" office:value="36">
                <text:p>36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/>
              <table:table-cell office:value-type="float" office:value="1063">
                <text:p>1063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/>
              <table:table-cell office:value-type="float" office:value="1709">
                <text:p>1709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/>
              <table:table-cell office:value-type="float" office:value="1847">
                <text:p>1847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/>
              <table:table-cell office:value-type="float" office:value="15414">
                <text:p>15414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2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2cm" svg:height="8.987cm" xlink:href=".." xlink:type="simple" chart:class="chart:line" chart:style-name="ch1">
        <chart:title svg:x="3.751cm" svg:y="0.315cm" chart:style-name="ch2">
          <text:p>Tiedostokoko vs aikavaativuus, blokkikoko 2</text:p>
        </chart:title>
        <chart:subtitle svg:x="3.459cm" svg:y="1.273cm" chart:style-name="ch3">
          <text:p>Oranssi = tiedostokoko nlog n, sininen = mitattu aika</text:p>
        </chart:subtitle>
        <chart:plot-area chart:style-name="ch4" table:cell-range-address="Sheet1.Z146:Sheet1.AA146 Sheet1.Z150:Sheet1.AA150 Sheet1.Z154:Sheet1.AA154 Sheet1.Z158:Sheet1.AA158 Sheet1.Z162:Sheet1.AA162 Sheet1.Z166:Sheet1.AA166 Sheet1.Z170:Sheet1.AA170" svg:x="0.77cm" svg:y="2.314cm" svg:width="14.592cm" svg:height="6.074cm">
          <chartooo:coordinate-region svg:x="1.947cm" svg:y="2.526cm" svg:width="13.415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6:Sheet1.Z146 Sheet1.Z150:Sheet1.Z150 Sheet1.Z154:Sheet1.Z154 Sheet1.Z158:Sheet1.Z158 Sheet1.Z162:Sheet1.Z162 Sheet1.Z166:Sheet1.Z166 Sheet1.Z170:Sheet1.Z170" chart:class="chart:line">
            <chart:data-point chart:repeated="7"/>
          </chart:series>
          <chart:series chart:style-name="ch8" chart:values-cell-range-address="Sheet1.AA146:Sheet1.AA146 Sheet1.AA150:Sheet1.AA150 Sheet1.AA154:Sheet1.AA154 Sheet1.AA158:Sheet1.AA158 Sheet1.AA162:Sheet1.AA162 Sheet1.AA166:Sheet1.AA166 Sheet1.AA170:Sheet1.AA170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2">
                <text:p>32</text:p>
                <draw:g>
                  <svg:desc>Sheet1.Z146:Sheet1.Z146 Sheet1.Z150:Sheet1.Z150 Sheet1.Z154:Sheet1.Z154 Sheet1.Z158:Sheet1.Z158 Sheet1.Z162:Sheet1.Z162 Sheet1.Z166:Sheet1.Z166 Sheet1.Z170:Sheet1.Z170</svg:desc>
                </draw:g>
              </table:table-cell>
              <table:table-cell office:value-type="float" office:value="0.0108491504818022">
                <text:p>0.0108491504818022</text:p>
                <draw:g>
                  <svg:desc>Sheet1.AA146:Sheet1.AA146 Sheet1.AA150:Sheet1.AA150 Sheet1.AA154:Sheet1.AA154 Sheet1.AA158:Sheet1.AA158 Sheet1.AA162:Sheet1.AA162 Sheet1.AA166:Sheet1.AA166 Sheet1.AA170:Sheet1.AA170</svg:desc>
                </draw:g>
              </table:table-cell>
            </table:table-row>
            <table:table-row>
              <table:table-cell office:value-type="string"/>
              <table:table-cell office:value-type="float" office:value="26">
                <text:p>26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/>
              <table:table-cell office:value-type="float" office:value="15">
                <text:p>15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/>
              <table:table-cell office:value-type="float" office:value="444">
                <text:p>444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/>
              <table:table-cell office:value-type="float" office:value="2221">
                <text:p>2221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/>
              <table:table-cell office:value-type="float" office:value="1443">
                <text:p>1443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/>
              <table:table-cell office:value-type="float" office:value="10926">
                <text:p>10926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2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line" chart:style-name="ch1">
        <chart:title svg:x="3.751cm" svg:y="0.315cm" chart:style-name="ch2">
          <text:p>Tiedostokoko vs aikavaativuus, blokkikoko 3</text:p>
        </chart:title>
        <chart:subtitle svg:x="3.512cm" svg:y="1.273cm" chart:style-name="ch3">
          <text:p>Oranssi = tiedostkoko n log n, sininen = mitattu aika</text:p>
        </chart:subtitle>
        <chart:plot-area chart:style-name="ch4" table:cell-range-address="Sheet1.Z147:Sheet1.AA147 Sheet1.Z151:Sheet1.AA151 Sheet1.Z155:Sheet1.AA155 Sheet1.Z159:Sheet1.AA159 Sheet1.Z163:Sheet1.AA163 Sheet1.Z167:Sheet1.AA167 Sheet1.Z171:Sheet1.AA171" svg:x="0.77cm" svg:y="2.314cm" svg:width="14.593cm" svg:height="6.074cm">
          <chartooo:coordinate-region svg:x="1.947cm" svg:y="2.526cm" svg:width="13.416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7:Sheet1.Z147 Sheet1.Z151:Sheet1.Z151 Sheet1.Z155:Sheet1.Z155 Sheet1.Z159:Sheet1.Z159 Sheet1.Z163:Sheet1.Z163 Sheet1.Z167:Sheet1.Z167 Sheet1.Z171:Sheet1.Z171" chart:class="chart:line">
            <chart:data-point chart:repeated="7"/>
          </chart:series>
          <chart:series chart:style-name="ch8" chart:values-cell-range-address="Sheet1.AA147:Sheet1.AA147 Sheet1.AA151:Sheet1.AA151 Sheet1.AA155:Sheet1.AA155 Sheet1.AA159:Sheet1.AA159 Sheet1.AA163:Sheet1.AA163 Sheet1.AA167:Sheet1.AA167 Sheet1.AA171:Sheet1.AA171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20">
                <text:p>20</text:p>
                <draw:g>
                  <svg:desc>Sheet1.Z147:Sheet1.Z147 Sheet1.Z151:Sheet1.Z151 Sheet1.Z155:Sheet1.Z155 Sheet1.Z159:Sheet1.Z159 Sheet1.Z163:Sheet1.Z163 Sheet1.Z167:Sheet1.Z167 Sheet1.Z171:Sheet1.Z171</svg:desc>
                </draw:g>
              </table:table-cell>
              <table:table-cell office:value-type="float" office:value="0.0108491504818022">
                <text:p>0.0108491504818022</text:p>
                <draw:g>
                  <svg:desc>Sheet1.AA147:Sheet1.AA147 Sheet1.AA151:Sheet1.AA151 Sheet1.AA155:Sheet1.AA155 Sheet1.AA159:Sheet1.AA159 Sheet1.AA163:Sheet1.AA163 Sheet1.AA167:Sheet1.AA167 Sheet1.AA171:Sheet1.AA171</svg:desc>
                </draw:g>
              </table:table-cell>
            </table:table-row>
            <table:table-row>
              <table:table-cell office:value-type="string"/>
              <table:table-cell office:value-type="float" office:value="35">
                <text:p>35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/>
              <table:table-cell office:value-type="float" office:value="18">
                <text:p>18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/>
              <table:table-cell office:value-type="float" office:value="340">
                <text:p>340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/>
              <table:table-cell office:value-type="float" office:value="3396">
                <text:p>3396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/>
              <table:table-cell office:value-type="float" office:value="1670">
                <text:p>1670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/>
              <table:table-cell office:value-type="float" office:value="9635">
                <text:p>9635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2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line" chart:style-name="ch1">
        <chart:title svg:x="3.751cm" svg:y="0.315cm" chart:style-name="ch2">
          <text:p>Tiedostokoko vs aikavaativuus, blokkikoko 4</text:p>
        </chart:title>
        <chart:subtitle svg:x="3.406cm" svg:y="1.273cm" chart:style-name="ch3">
          <text:p>Oranssi = tiedostokoko n log n, sininen = mitattu aika</text:p>
        </chart:subtitle>
        <chart:plot-area chart:style-name="ch4" table:cell-range-address="Sheet1.Z148:Sheet1.AA148 Sheet1.Z152:Sheet1.AA152 Sheet1.Z156:Sheet1.AA156 Sheet1.Z160:Sheet1.AA160 Sheet1.Z164:Sheet1.AA164 Sheet1.Z168:Sheet1.AA168 Sheet1.Z172:Sheet1.AA172" svg:x="0.77cm" svg:y="2.314cm" svg:width="14.593cm" svg:height="6.074cm">
          <chartooo:coordinate-region svg:x="1.947cm" svg:y="2.526cm" svg:width="13.416cm" svg:height="5.65cm"/>
          <chart:axis chart:dimension="x" chart:name="primary-x" chart:style-name="ch5"/>
          <chart:axis chart:dimension="y" chart:name="primary-y" chart:style-name="ch5">
            <chart:grid chart:style-name="ch6" chart:class="major"/>
          </chart:axis>
          <chart:series chart:style-name="ch7" chart:values-cell-range-address="Sheet1.Z148:Sheet1.Z148 Sheet1.Z152:Sheet1.Z152 Sheet1.Z156:Sheet1.Z156 Sheet1.Z160:Sheet1.Z160 Sheet1.Z164:Sheet1.Z164 Sheet1.Z168:Sheet1.Z168 Sheet1.Z172:Sheet1.Z172" chart:class="chart:line">
            <chart:data-point chart:repeated="7"/>
          </chart:series>
          <chart:series chart:style-name="ch8" chart:values-cell-range-address="Sheet1.AA148:Sheet1.AA148 Sheet1.AA152:Sheet1.AA152 Sheet1.AA156:Sheet1.AA156 Sheet1.AA160:Sheet1.AA160 Sheet1.AA164:Sheet1.AA164 Sheet1.AA168:Sheet1.AA168 Sheet1.AA172:Sheet1.AA172" chart:class="chart:line">
            <chart:data-point chart:repeated="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</table:table-cell>
              <table:table-cell office:value-type="string">
                <text:p/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61">
                <text:p>61</text:p>
                <draw:g>
                  <svg:desc>Sheet1.Z148:Sheet1.Z148 Sheet1.Z152:Sheet1.Z152 Sheet1.Z156:Sheet1.Z156 Sheet1.Z160:Sheet1.Z160 Sheet1.Z164:Sheet1.Z164 Sheet1.Z168:Sheet1.Z168 Sheet1.Z172:Sheet1.Z172</svg:desc>
                </draw:g>
              </table:table-cell>
              <table:table-cell office:value-type="float" office:value="0.0108491504818022">
                <text:p>0.0108491504818022</text:p>
                <draw:g>
                  <svg:desc>Sheet1.AA148:Sheet1.AA148 Sheet1.AA152:Sheet1.AA152 Sheet1.AA156:Sheet1.AA156 Sheet1.AA160:Sheet1.AA160 Sheet1.AA164:Sheet1.AA164 Sheet1.AA168:Sheet1.AA168 Sheet1.AA172:Sheet1.AA172</svg:desc>
                </draw:g>
              </table:table-cell>
            </table:table-row>
            <table:table-row>
              <table:table-cell office:value-type="string"/>
              <table:table-cell office:value-type="float" office:value="34">
                <text:p>34</text:p>
              </table:table-cell>
              <table:table-cell office:value-type="float" office:value="0.750586500259616">
                <text:p>0.750586500259616</text:p>
              </table:table-cell>
            </table:table-row>
            <table:table-row>
              <table:table-cell office:value-type="string"/>
              <table:table-cell office:value-type="float" office:value="29">
                <text:p>29</text:p>
              </table:table-cell>
              <table:table-cell office:value-type="float" office:value="4.59499549056542">
                <text:p>4.59499549056542</text:p>
              </table:table-cell>
            </table:table-row>
            <table:table-row>
              <table:table-cell office:value-type="string"/>
              <table:table-cell office:value-type="float" office:value="307">
                <text:p>307</text:p>
              </table:table-cell>
              <table:table-cell office:value-type="float" office:value="339.38332900624">
                <text:p>339.38332900624</text:p>
              </table:table-cell>
            </table:table-row>
            <table:table-row>
              <table:table-cell office:value-type="string"/>
              <table:table-cell office:value-type="float" office:value="3238">
                <text:p>3238</text:p>
              </table:table-cell>
              <table:table-cell office:value-type="float" office:value="878.636792517048">
                <text:p>878.636792517048</text:p>
              </table:table-cell>
            </table:table-row>
            <table:table-row>
              <table:table-cell office:value-type="string"/>
              <table:table-cell office:value-type="float" office:value="1266">
                <text:p>1266</text:p>
              </table:table-cell>
              <table:table-cell office:value-type="float" office:value="1051.68020160541">
                <text:p>1051.68020160541</text:p>
              </table:table-cell>
            </table:table-row>
            <table:table-row>
              <table:table-cell office:value-type="string"/>
              <table:table-cell office:value-type="float" office:value="10712">
                <text:p>10712</text:p>
              </table:table-cell>
              <table:table-cell office:value-type="float" office:value="10865.4787474177">
                <text:p>10865.4787474177</text:p>
              </table:table-cell>
            </table:table-row>
          </table:table-rows>
        </table:table>
      </chart:chart>
    </office:chart>
  </office:body>
</office:document-content>
</file>

<file path=Object 2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2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5.969cm" svg:y="0.316cm" chart:style-name="ch2">
          <text:p>kuva2.bmp (8100kt)</text:p>
        </chart:title>
        <chart:plot-area chart:style-name="ch3" table:cell-range-address="Sheet1.D236:Sheet1.E238" chart:data-source-has-labels="column" svg:x="1.358cm" svg:y="1.635cm" svg:width="14.002cm" svg:height="6.177cm">
          <chartooo:coordinate-region svg:x="1.979cm" svg:y="1.847cm" svg:width="13.381cm" svg:height="5.292cm"/>
          <chart:axis chart:dimension="x" chart:name="primary-x" chart:style-name="ch4" chartooo:axis-type="auto">
            <chartooo:date-scale/>
            <chart:title svg:x="7.468cm" svg:y="7.993cm" chart:style-name="ch5">
              <text:p>Blokin koko</text:p>
            </chart:title>
            <chart:categories table:cell-range-address="Sheet1.D236:Sheet1.D238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E236:Sheet1.E238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E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D236:Sheet1.D238</svg:desc>
                </draw:g>
              </table:table-cell>
              <table:table-cell office:value-type="float" office:value="21">
                <text:p>21</text:p>
                <draw:g>
                  <svg:desc>Sheet1.E236:Sheet1.E238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40.8">
                <text:p>40.8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55.7">
                <text:p>55.7</text:p>
              </table:table-cell>
            </table:table-row>
          </table:table-rows>
        </table:table>
      </chart:chart>
    </office:chart>
  </office:body>
</office:document-content>
</file>

<file path=Object 2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2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03cm" svg:height="8.988cm" xlink:href=".." xlink:type="simple" chart:class="chart:bar" chart:style-name="ch1">
        <chart:title svg:x="2.639cm" svg:y="0.315cm" chart:style-name="ch2">
          <text:p>Hashmap 1000x100 000 put-operaatiota - avain Integer</text:p>
        </chart:title>
        <chart:plot-area chart:style-name="ch3" table:cell-range-address="Sheet1.H12:Sheet1.I13" chart:data-source-has-labels="column" svg:x="1.358cm" svg:y="1.631cm" svg:width="14.005cm" svg:height="6.758cm">
          <chartooo:coordinate-region svg:x="2.35cm" svg:y="1.844cm" svg:width="13.013cm" svg:height="5.872cm"/>
          <chart:axis chart:dimension="x" chart:name="primary-x" chart:style-name="ch4" chartooo:axis-type="auto">
            <chartooo:date-scale/>
            <chart:categories table:cell-range-address="Sheet1.H12:Sheet1.H13"/>
          </chart:axis>
          <chart:axis chart:dimension="y" chart:name="primary-y" chart:style-name="ch5">
            <chart:title svg:x="0.451cm" svg:y="5.305cm" chart:style-name="ch6">
              <text:p>ms</text:p>
            </chart:title>
            <chart:grid chart:style-name="ch7" chart:class="major"/>
          </chart:axis>
          <chart:series chart:style-name="ch8" chart:values-cell-range-address="Sheet1.I12:Sheet1.I1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put</text:p>
                <draw:g>
                  <svg:desc>Sheet1.H12:Sheet1.H13</svg:desc>
                </draw:g>
              </table:table-cell>
              <table:table-cell office:value-type="float" office:value="5856">
                <text:p>5856</text:p>
                <draw:g>
                  <svg:desc>Sheet1.I12:Sheet1.I13</svg:desc>
                </draw:g>
              </table:table-cell>
            </table:table-row>
            <table:table-row>
              <table:table-cell office:value-type="string">
                <text:p>Oma: HashMap.put</text:p>
              </table:table-cell>
              <table:table-cell office:value-type="float" office:value="8191">
                <text:p>819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718cm" svg:y="0.316cm" chart:style-name="ch2">
          <text:p>Hashmap 1000x100 000 get-operaatiota - avain string </text:p>
        </chart:title>
        <chart:plot-area chart:style-name="ch3" table:cell-range-address="Sheet1.H15:Sheet1.I16" chart:data-source-has-labels="column" svg:x="1.358cm" svg:y="1.635cm" svg:width="14.002cm" svg:height="6.765cm">
          <chartooo:coordinate-region svg:x="2.535cm" svg:y="1.847cm" svg:width="12.825cm" svg:height="5.88cm"/>
          <chart:axis chart:dimension="x" chart:name="primary-x" chart:style-name="ch4" chartooo:axis-type="auto">
            <chartooo:date-scale/>
            <chart:categories table:cell-range-address="Sheet1.H15:Sheet1.H16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15:Sheet1.I1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get</text:p>
                <draw:g>
                  <svg:desc>Sheet1.H15:Sheet1.H16</svg:desc>
                </draw:g>
              </table:table-cell>
              <table:table-cell office:value-type="float" office:value="12292">
                <text:p>12292</text:p>
                <draw:g>
                  <svg:desc>Sheet1.I15:Sheet1.I16</svg:desc>
                </draw:g>
              </table:table-cell>
            </table:table-row>
            <table:table-row>
              <table:table-cell office:value-type="string">
                <text:p>Oma: HashMap.get</text:p>
              </table:table-cell>
              <table:table-cell office:value-type="float" office:value="9729">
                <text:p>972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2.638cm" svg:y="0.316cm" chart:style-name="ch2">
          <text:p>Hashmap 1000x100 000 get-operaatiota - avain Integer</text:p>
        </chart:title>
        <chart:plot-area chart:style-name="ch3" table:cell-range-address="Sheet1.H18:Sheet1.I19" chart:data-source-has-labels="column" svg:x="1.358cm" svg:y="1.635cm" svg:width="14.002cm" svg:height="6.765cm">
          <chartooo:coordinate-region svg:x="2.35cm" svg:y="1.847cm" svg:width="13.01cm" svg:height="5.88cm"/>
          <chart:axis chart:dimension="x" chart:name="primary-x" chart:style-name="ch4" chartooo:axis-type="auto">
            <chartooo:date-scale/>
            <chart:categories table:cell-range-address="Sheet1.H18:Sheet1.H19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18:Sheet1.I19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HashMap.get</text:p>
                <draw:g>
                  <svg:desc>Sheet1.H18:Sheet1.H19</svg:desc>
                </draw:g>
              </table:table-cell>
              <table:table-cell office:value-type="float" office:value="2926">
                <text:p>2926</text:p>
                <draw:g>
                  <svg:desc>Sheet1.I18:Sheet1.I19</svg:desc>
                </draw:g>
              </table:table-cell>
            </table:table-row>
            <table:table-row>
              <table:table-cell office:value-type="string">
                <text:p>Oma: HashMap.get</text:p>
              </table:table-cell>
              <table:table-cell office:value-type="float" office:value="1356">
                <text:p>135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3cm" svg:y="0.316cm" chart:style-name="ch2">
          <text:p>Priority queue - 1000x1000 000 add-operaatiota</text:p>
        </chart:title>
        <chart:plot-area chart:style-name="ch3" table:cell-range-address="Sheet1.H22:Sheet1.I23" chart:data-source-has-labels="column" svg:x="1.358cm" svg:y="1.635cm" svg:width="14.002cm" svg:height="6.765cm">
          <chartooo:coordinate-region svg:x="2.535cm" svg:y="1.847cm" svg:width="12.825cm" svg:height="5.88cm"/>
          <chart:axis chart:dimension="x" chart:name="primary-x" chart:style-name="ch4" chartooo:axis-type="auto">
            <chartooo:date-scale/>
            <chart:categories table:cell-range-address="Sheet1.H22:Sheet1.H23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22:Sheet1.I23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PriorityQueue.add()</text:p>
                <draw:g>
                  <svg:desc>Sheet1.H22:Sheet1.H23</svg:desc>
                </draw:g>
              </table:table-cell>
              <table:table-cell office:value-type="float" office:value="1841">
                <text:p>1841</text:p>
                <draw:g>
                  <svg:desc>Sheet1.I22:Sheet1.I23</svg:desc>
                </draw:g>
              </table:table-cell>
            </table:table-row>
            <table:table-row>
              <table:table-cell office:value-type="string">
                <text:p>Oma: PriorityQueue.add()</text:p>
              </table:table-cell>
              <table:table-cell office:value-type="float" office:value="16901">
                <text:p>1690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3.485cm" svg:y="0.316cm" chart:style-name="ch2">
          <text:p>Priority queue 1000x1000 000 poll-operaatiota</text:p>
        </chart:title>
        <chart:plot-area chart:style-name="ch3" table:cell-range-address="Sheet1.H25:Sheet1.I26" chart:data-source-has-labels="column" svg:x="1.358cm" svg:y="1.635cm" svg:width="14.002cm" svg:height="6.765cm">
          <chartooo:coordinate-region svg:x="2.535cm" svg:y="1.847cm" svg:width="12.825cm" svg:height="5.88cm"/>
          <chart:axis chart:dimension="x" chart:name="primary-x" chart:style-name="ch4" chartooo:axis-type="auto">
            <chartooo:date-scale/>
            <chart:categories table:cell-range-address="Sheet1.H25:Sheet1.H26"/>
          </chart:axis>
          <chart:axis chart:dimension="y" chart:name="primary-y" chart:style-name="ch5">
            <chart:title svg:x="0.451cm" svg:y="5.312cm" chart:style-name="ch6">
              <text:p>ms</text:p>
            </chart:title>
            <chart:grid chart:style-name="ch7" chart:class="major"/>
          </chart:axis>
          <chart:series chart:style-name="ch8" chart:values-cell-range-address="Sheet1.I25:Sheet1.I26" chart:class="chart:bar">
            <chart:data-point chart:repeated="2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I</text:p>
              </table:table-cell>
            </table:table-row>
          </table:table-header-rows>
          <table:table-rows>
            <table:table-row>
              <table:table-cell office:value-type="string">
                <text:p>Java: PriorityQueue.poll()</text:p>
                <draw:g>
                  <svg:desc>Sheet1.H25:Sheet1.H26</svg:desc>
                </draw:g>
              </table:table-cell>
              <table:table-cell office:value-type="float" office:value="16025">
                <text:p>16025</text:p>
                <draw:g>
                  <svg:desc>Sheet1.I25:Sheet1.I26</svg:desc>
                </draw:g>
              </table:table-cell>
            </table:table-row>
            <table:table-row>
              <table:table-cell office:value-type="string">
                <text:p>Oma: PriorityQueue.poll()</text:p>
              </table:table-cell>
              <table:table-cell office:value-type="float" office:value="25898">
                <text:p>25898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501cm" svg:y="0.316cm" chart:style-name="ch2">
          <text:p>pieni.txt (1,6kt)</text:p>
        </chart:title>
        <chart:plot-area chart:style-name="ch3" table:cell-range-address="Sheet1.C40:Sheet1.D42" chart:data-source-has-labels="column" svg:x="1.358cm" svg:y="1.635cm" svg:width="14.002cm" svg:height="6.177cm">
          <chartooo:coordinate-region svg:x="2.085cm" svg:y="1.847cm" svg:width="13.275cm" svg:height="5.753cm"/>
          <chart:axis chart:dimension="x" chart:name="primary-x" chart:style-name="ch4" chartooo:axis-type="auto">
            <chartooo:date-scale/>
            <chart:title svg:x="7.521cm" svg:y="7.993cm" chart:style-name="ch5">
              <text:p>Blokkikoko</text:p>
            </chart:title>
            <chart:categories table:cell-range-address="Sheet1.C40:Sheet1.C42"/>
          </chart:axis>
          <chart:axis chart:dimension="y" chart:name="primary-y" chart:style-name="ch6">
            <chart:title svg:x="0.451cm" svg:y="6.10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40:Sheet1.D42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0:Sheet1.C42</svg:desc>
                </draw:g>
              </table:table-cell>
              <table:table-cell office:value-type="float" office:value="31.31">
                <text:p>31.31</text:p>
                <draw:g>
                  <svg:desc>Sheet1.D40:Sheet1.D42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.13">
                <text:p>3.13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23.11">
                <text:p>-23.11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.003cm" svg:height="8.987cm" xlink:href=".." xlink:type="simple" chart:class="chart:bar" chart:style-name="ch1">
        <chart:title svg:x="5.88cm" svg:y="0.315cm" chart:style-name="ch2">
          <text:p>keskisuuri.txt (17,7kt)</text:p>
        </chart:title>
        <chart:plot-area chart:style-name="ch3" table:cell-range-address="Sheet1.C43:Sheet1.D45" chart:data-source-has-labels="column" svg:x="0.941cm" svg:y="1.59cm" svg:width="14.001cm" svg:height="6.166cm">
          <chartooo:coordinate-region svg:x="1.668cm" svg:y="1.803cm" svg:width="13.274cm" svg:height="5.741cm"/>
          <chart:axis chart:dimension="x" chart:name="primary-x" chart:style-name="ch4" chartooo:axis-type="auto">
            <chartooo:date-scale/>
            <chart:title svg:x="7.05cm" svg:y="7.936cm" chart:style-name="ch5">
              <text:p>Blokin koko</text:p>
            </chart:title>
            <chart:categories table:cell-range-address="Sheet1.C43:Sheet1.C45"/>
          </chart:axis>
          <chart:axis chart:dimension="y" chart:name="primary-y" chart:style-name="ch6">
            <chart:title svg:x="0.034cm" svg:y="6.053cm" chart:style-name="ch7">
              <text:p>Pakkaussuhde, %</text:p>
            </chart:title>
            <chart:grid chart:style-name="ch8" chart:class="major"/>
          </chart:axis>
          <chart:series chart:style-name="ch9" chart:values-cell-range-address="Sheet1.D43:Sheet1.D45" chart:class="chart:bar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arake D</text:p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Sheet1.C43:Sheet1.C45</svg:desc>
                </draw:g>
              </table:table-cell>
              <table:table-cell office:value-type="float" office:value="40.4">
                <text:p>40.4</text:p>
                <draw:g>
                  <svg:desc>Sheet1.D43:Sheet1.D45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37.95">
                <text:p>37.95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-8.13">
                <text:p>-8.13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0.3.3$Windows_x86 LibreOffice_project/0eaa50a932c8f2199a615e1eb30f7ac7427953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